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  <style:text-properties fo:color="#000000"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63BBEE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63BBE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63BBE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B0E0E6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B0E0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B0E0E6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B0E0E6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E0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fo:background-color="#FFFFE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B0E0E6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FFFFD7"/>
    </style:style>
    <style:style style:name="ce2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ext-properties fo:color="#000000"/>
    </style:style>
    <style:style style:name="ce33" style:family="table-cell" style:parent-style-name="Default" style:data-style-name="N0">
      <style:table-cell-properties fo:background-color="transparent"/>
      <style:text-properties fo:color="#000000"/>
    </style:style>
    <style:style style:name="ce34" style:family="table-cell" style:parent-style-name="Default" style:data-style-name="N0">
      <style:text-properties fo:color="#000000" style:font-name="Arial" style:font-name-asian="Arial" style:font-name-complex="Arial"/>
    </style:style>
    <style:style style:name="ce35" style:family="table-cell" style:parent-style-name="Default" style:data-style-name="N0">
      <style:table-cell-properties fo:border="thin solid #000000" style:vertical-align="middle" fo:background-color="#63BBE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fo:background-color="#63BBEE"/>
      <style:text-properties fo:color="#000000" style:font-name="Arial" style:font-name-asian="Arial" style:font-name-complex="Arial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63BBEE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8" style:family="table-cell" style:parent-style-name="Default" style:data-style-name="N2">
      <style:table-cell-properties fo:border="thin solid #000000" style:vertical-align="automatic" fo:background-color="#63BBEE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63BBEE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background-color="#AADCF7"/>
      <style:text-properties fo:color="#000000" style:font-name="Arial" style:font-name-asian="Arial" style:font-name-complex="Arial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background-color="#AADCF7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42" style:family="table-cell" style:parent-style-name="Default" style:data-style-name="N2">
      <style:table-cell-properties fo:border="thin solid #000000" style:vertical-align="middle" fo:background-color="#AADCF7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AADCF7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/>
    </style:style>
    <style:style style:name="ce45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4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2">
      <style:table-cell-properties fo:background-color="#AADCF7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fo:color="#000000" style:font-name="Arial" style:font-name-asian="Arial" style:font-name-complex="Arial"/>
    </style:style>
    <style:style style:name="ce49" style:family="table-cell" style:parent-style-name="Default" style:data-style-name="N0">
      <style:table-cell-properties fo:border="thin solid #000000" style:vertical-align="middle" fo:background-color="#AADCF7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.353cm"/>
      <style:text-properties fo:color="#000000" style:font-name="Arial" style:font-name-asian="Arial" style:font-name-complex="Arial"/>
    </style:style>
    <style:style style:name="ce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/>
    </style:style>
    <style:style style:name="ce52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style:vertical-align="middle" fo:background-color="#FFBF00"/>
      <style:text-properties fo:color="#000000" style:font-name="Arial" style:font-name-asian="Arial" style:font-name-complex="Arial"/>
    </style:style>
    <style:style style:name="ce54" style:family="table-cell" style:parent-style-name="Default" style:data-style-name="N0">
      <style:table-cell-properties fo:border="thin solid #000000" style:vertical-align="middle" fo:background-color="#FFBF0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55" style:family="table-cell" style:parent-style-name="Default" style:data-style-name="N2">
      <style:table-cell-properties fo:border="thin solid #000000" style:vertical-align="middle" fo:background-color="#FFBF0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DDDD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fo:background-color="#DDDDDD"/>
      <style:text-properties fo:color="#000000" style:font-name="Arial" style:font-name-asian="Arial" style:font-name-complex="Arial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DDDDD"/>
      <style:text-properties fo:color="#000000" style:font-name="Arial" style:font-name-asian="Arial" style:font-name-complex="Arial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66" style:family="table-cell" style:parent-style-name="Default" style:data-style-name="N0">
      <style:table-cell-properties fo:background-color="#AADCF7"/>
      <style:text-properties fo:color="#000000"/>
    </style:style>
    <style:style style:name="ce67" style:family="table-cell" style:parent-style-name="Default" style:data-style-name="N0">
      <style:table-cell-properties style:vertical-align="middle"/>
      <style:text-properties fo:color="#000000" style:font-name="Arial" style:font-name-asian="Arial" style:font-name-complex="Arial"/>
    </style:style>
    <style:style style:name="ce68" style:family="table-cell" style:parent-style-name="Default" style:data-style-name="N0">
      <style:table-cell-properties style:vertical-align="middle"/>
      <style:text-properties fo:color="#000000"/>
    </style:style>
    <style:style style:name="ce69" style:family="table-cell" style:parent-style-name="Default" style:data-style-name="N0">
      <style:table-cell-properties fo:border="thin solid #000000" style:vertical-align="middle" fo:background-color="#AADCF7"/>
      <style:text-properties fo:color="#000000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background-color="#AADCF7" style:repeat-content="false"/>
      <style:paragraph-properties fo:text-align="center"/>
      <style:text-properties fo:color="#000000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AADCF7" style:repeat-content="false"/>
      <style:paragraph-properties fo:text-align="center"/>
      <style:text-properties fo:color="#000000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/>
      <style:text-properties fo:color="#000000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FFE0" style:repeat-content="false"/>
      <style:paragraph-properties fo:text-align="end" fo:margin-right="0cm"/>
      <style:text-properties fo:color="#000000"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74" style:family="table-cell" style:parent-style-name="Default" style:data-style-name="N0">
      <style:table-cell-properties fo:border="thin solid #000000" style:vertical-align="middle" fo:background-color="#AADCF7"/>
      <style:text-properties fo:color="#000000"/>
    </style:style>
    <style:style style:name="ce75" style:family="table-cell" style:parent-style-name="Default" style:data-style-name="N0">
      <style:table-cell-properties fo:border="thin solid #000000" fo:background-color="#AADCF7"/>
      <style:text-properties fo:color="#000000"/>
    </style:style>
    <style:style style:name="ce76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color="#000000" style:font-name="Arial" style:font-name-asian="Arial" style:font-name-complex="Arial"/>
    </style:style>
    <style:style style:name="T1" style:family="text" style:parent-style-name="Default">
      <style:text-properties fo:color="#C0C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0.3505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4.5085cm"/>
    </style:style>
    <style:style style:name="co4" style:family="table-column">
      <style:table-column-properties fo:break-before="auto" style:column-width="4.4238333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2.87866666666667cm"/>
    </style:style>
    <style:style style:name="co7" style:family="table-column">
      <style:table-column-properties fo:break-before="auto" style:column-width="3.95816666666667cm"/>
    </style:style>
    <style:style style:name="co8" style:family="table-column">
      <style:table-column-properties fo:break-before="auto" style:column-width="18.8595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2.37066666666667cm"/>
    </style:style>
    <style:style style:name="co11" style:family="table-column">
      <style:table-column-properties fo:break-before="auto" style:column-width="7.78933333333333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7.64116666666667cm"/>
    </style:style>
    <style:style style:name="co14" style:family="table-column">
      <style:table-column-properties fo:break-before="auto" style:column-width="8.46666666666667cm"/>
    </style:style>
    <style:style style:name="co15" style:family="table-column">
      <style:table-column-properties fo:break-before="auto" style:column-width="9.48266666666667cm"/>
    </style:style>
    <style:style style:name="co16" style:family="table-column">
      <style:table-column-properties fo:break-before="auto" style:column-width="10.0541666666667cm"/>
    </style:style>
    <style:style style:name="co17" style:family="table-column">
      <style:table-column-properties fo:break-before="auto" style:column-width="12.4036666666667cm"/>
    </style:style>
    <style:style style:name="co18" style:family="table-column">
      <style:table-column-properties fo:break-before="auto" style:column-width="15.4305cm"/>
    </style:style>
    <style:style style:name="co19" style:family="table-column">
      <style:table-column-properties fo:break-before="auto" style:column-width="8.3185cm"/>
    </style:style>
    <style:style style:name="co20" style:family="table-column">
      <style:table-column-properties fo:break-before="auto" style:column-width="1.86266666666667cm"/>
    </style:style>
    <style:style style:name="co21" style:family="table-column">
      <style:table-column-properties fo:break-before="auto" style:column-width="10.033cm"/>
    </style:style>
    <style:style style:name="co22" style:family="table-column">
      <style:table-column-properties fo:break-before="auto" style:column-width="7.76816666666667cm"/>
    </style:style>
    <style:style style:name="co23" style:family="table-column">
      <style:table-column-properties fo:break-before="auto" style:column-width="6.83683333333333cm"/>
    </style:style>
    <style:style style:name="co24" style:family="table-column">
      <style:table-column-properties fo:break-before="auto" style:column-width="8.763cm"/>
    </style:style>
    <style:style style:name="co25" style:family="table-column">
      <style:table-column-properties fo:break-before="auto" style:column-width="4.6355cm"/>
    </style:style>
    <style:style style:name="co26" style:family="table-column">
      <style:table-column-properties fo:break-before="auto" style:column-width="6.11716666666667cm"/>
    </style:style>
    <style:style style:name="ro1" style:family="table-row">
      <style:table-row-properties style:row-height="53.1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9.3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.$A$2:.$A$17])" table:base-cell-address="S3.B3">
          <table:help-message/>
          <table:error-message table:display="true"/>
        </table:content-validation>
        <table:content-validation table:name="val2" table:condition="of:cell-content-is-in-list([data.$B$2:.$B$7])" table:base-cell-address="S3.B4">
          <table:help-message/>
          <table:error-message table:display="true"/>
        </table:content-validation>
        <table:content-validation table:name="val3" table:condition="of:cell-content-is-in-list([data.$C$2:.$C$67])" table:base-cell-address="S3.C26">
          <table:help-message/>
          <table:error-message table:display="true"/>
        </table:content-validation>
        <table:content-validation table:name="val4" table:condition="of:cell-content-is-in-list([data.$C$2:.$C$67])" table:base-cell-address="S4.C25">
          <table:help-message/>
          <table:error-message table:display="true"/>
        </table:content-validation>
        <table:content-validation table:name="val5">
          <table:help-message/>
          <table:error-message table:display="true"/>
        </table:content-validation>
        <table:content-validation table:name="val6">
          <table:help-message/>
          <table:error-message table:display="true"/>
        </table:content-validation>
      </table:content-validations>
      <table:table table:name="S3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number-columns-repeated="1016" table:default-cell-style-name="ce34"/>
        <table:table-column table:style-name="co10" table:number-columns-repeated="15360" table:default-cell-style-name="ce32"/>
        <table:table-row table:style-name="ro1">
          <table:table-cell office:value-type="string" table:number-columns-spanned="8" table:number-rows-spanned="1" table:style-name="ce9">
            <text:p>Situation d’évaluation et d’apprentissage BUT 2 (Semestre 3)</text:p>
          </table:table-cell>
          <table:covered-table-cell table:number-columns-repeated="7"/>
          <table:table-cell table:number-columns-repeated="2" table:style-name="ce2"/>
          <table:table-cell table:number-columns-repeated="16374" table:style-name="ce32"/>
        </table:table-row>
        <table:table-row table:style-name="ro2">
          <table:table-cell table:number-columns-repeated="7" table:style-name="ce3"/>
          <table:table-cell table:style-name="ce4"/>
          <table:table-cell table:number-columns-repeated="2" table:style-name="ce2"/>
          <table:table-cell table:number-columns-repeated="16374" table:style-name="ce32"/>
        </table:table-row>
        <table:table-row table:style-name="ro2">
          <table:table-cell office:value-type="string" table:style-name="ce5">
            <text:p>Projet :</text:p>
          </table:table-cell>
          <table:table-cell table:number-columns-spanned="7" table:number-rows-spanned="1" table:content-validation-name="val1" table:style-name="ce33"/>
          <table:covered-table-cell table:number-columns-repeated="6"/>
          <table:table-cell table:number-columns-repeated="2" table:style-name="ce2"/>
          <table:table-cell table:number-columns-repeated="16374" table:style-name="ce32"/>
        </table:table-row>
        <table:table-row table:style-name="ro2">
          <table:table-cell office:value-type="string" table:style-name="ce5">
            <text:p>Tuteur enseignant :</text:p>
          </table:table-cell>
          <table:table-cell table:number-columns-spanned="7" table:number-rows-spanned="1" table:content-validation-name="val2" table:style-name="ce33"/>
          <table:covered-table-cell table:number-columns-repeated="6"/>
          <table:table-cell table:number-columns-repeated="2" table:style-name="ce2"/>
          <table:table-cell table:number-columns-repeated="16374" table:style-name="ce32"/>
        </table:table-row>
        <table:table-row table:style-name="ro2">
          <table:table-cell table:style-name="ce5"/>
          <table:table-cell table:number-columns-spanned="7" table:number-rows-spanned="1" table:style-name="ce33"/>
          <table:covered-table-cell table:number-columns-repeated="6"/>
          <table:table-cell table:number-columns-repeated="2" table:style-name="ce6"/>
          <table:table-cell table:number-columns-repeated="16374" table:style-name="ce3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8" table:number-rows-spanned="1" table:style-name="ce35">
            <text:p>Grille d’évaluation</text:p>
          </table:table-cell>
          <table:covered-table-cell table:number-columns-repeated="7"/>
          <table:table-cell table:number-columns-repeated="2" table:style-name="ce34"/>
          <table:table-cell table:number-columns-repeated="16374" table:style-name="ce32"/>
        </table:table-row>
        <table:table-row table:style-name="ro2">
          <table:table-cell table:style-name="ce36"/>
          <table:table-cell office:value-type="string" table:style-name="ce37">
            <text:p>Poids</text:p>
          </table:table-cell>
          <table:table-cell office:value-type="string" table:style-name="ce38">
            <text:p>Note (/10)</text:p>
          </table:table-cell>
          <table:table-cell office:value-type="string" table:number-columns-spanned="5" table:number-rows-spanned="1" table:style-name="ce39">
            <text:p>Commentaires / Justification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40">
            <text:p>Compétence 1</text:p>
          </table:table-cell>
          <table:table-cell office:value-type="float" office:value="1" table:formula="of:=SUM([.B10:.B12])" table:style-name="ce41">
            <text:p>1</text:p>
          </table:table-cell>
          <table:table-cell office:value-type="float" office:value="0" table:formula="of:=[.B10]*[.C10]+[.B11]*[.C11]+[.B12]*[.C12]" table:style-name="ce42">
            <text:p>#DIV/0!</text:p>
          </table:table-cell>
          <table:table-cell office:value-type="string" table:number-columns-spanned="5" table:number-rows-spanned="1" table:style-name="ce43">
            <text:p>“Partir des exigences et aller jusqu’à une application complète”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Élaborer et implémenter les spécifications</text:p>
          </table:table-cell>
          <table:table-cell office:value-type="float" office:value="0.5" table:style-name="ce8">
            <text:p>0,5</text:p>
          </table:table-cell>
          <table:table-cell office:value-type="float" office:value="0" table:formula="of:=AVERAGE([Sprints_S3.B8];[Sprints_S3.B15])" table:style-name="ce44">
            <text:p>#DIV/0!</text:p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Appliquer accessibilité et ergonomie</text:p>
          </table:table-cell>
          <table:table-cell office:value-type="float" office:value="0.25" table:style-name="ce8">
            <text:p>0,25</text:p>
          </table:table-cell>
          <table:table-cell office:value-type="float" office:value="0" table:formula="of:=[.C10]" table:style-name="ce44">
            <text:p>#DIV/0!</text:p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Adopter de bonnes pratiques</text:p>
          </table:table-cell>
          <table:table-cell office:value-type="float" office:value="0.25" table:formula="of:=SUM([.B11:.B11])" table:style-name="ce8">
            <text:p>0,25</text:p>
          </table:table-cell>
          <table:table-cell office:value-type="float" office:value="0" table:formula="of:=AVERAGE([Sprints_S3.B9];[Sprints_S3.B16];[Sprints_S3.B10];[Sprints_S3.B17])" table:style-name="ce44">
            <text:p>#DIV/0!</text:p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40">
            <text:p>Compétence 2</text:p>
          </table:table-cell>
          <table:table-cell office:value-type="float" office:value="0.5" table:formula="of:=SUM([.B14])" table:style-name="ce41">
            <text:p>0,5</text:p>
          </table:table-cell>
          <table:table-cell office:value-type="float" office:value="0" table:formula="of:=[.B14]*[.C14]/[.B13]" table:style-name="ce42">
            <text:p>#DIV/0!</text:p>
          </table:table-cell>
          <table:table-cell office:value-type="string" table:number-columns-spanned="5" table:number-rows-spanned="1" table:style-name="ce43">
            <text:p>“Sélectionner les algorithmes adéquats pour répondre à un problème donné”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Choisir des structures de données</text:p>
          </table:table-cell>
          <table:table-cell office:value-type="float" office:value="0.5" table:style-name="ce8">
            <text:p>0,5</text:p>
          </table:table-cell>
          <table:table-cell office:value-type="float" office:value="0" table:formula="of:=AVERAGE([Sprints_S3.B7];[Sprints_S3.B14])" table:style-name="ce44">
            <text:p>#DIV/0!</text:p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40">
            <text:p>Compétence 3</text:p>
          </table:table-cell>
          <table:table-cell office:value-type="float" office:value="2.5" table:formula="of:=SUM([.B16:.B17])" table:style-name="ce41">
            <text:p>2,5</text:p>
          </table:table-cell>
          <table:table-cell office:value-type="float" office:value="0" table:formula="of:=([.B16]*[.C16]+[.B17]*[.C17])/[.B15]" table:style-name="ce42">
            <text:p>0,00</text:p>
          </table:table-cell>
          <table:table-cell office:value-type="string" table:number-columns-spanned="5" table:number-rows-spanned="1" table:style-name="ce43">
            <text:p>“Déployer des services dans une architecture réseau”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Développer des applications communicantes</text:p>
          </table:table-cell>
          <table:table-cell office:value-type="float" office:value="2" table:style-name="ce8">
            <text:p>2</text:p>
          </table:table-cell>
          <table:table-cell office:value-type="float" office:value="0" table:formula="of:=[Sprints_S3.B22]" table:style-name="ce44">
            <text:p>0,00</text:p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Utiliser la virtualisation</text:p>
          </table:table-cell>
          <table:table-cell office:value-type="float" office:value="0.5" table:style-name="ce8">
            <text:p>0,5</text:p>
          </table:table-cell>
          <table:table-cell office:value-type="float" office:value="0" table:formula="of:=[Sprints_S3.B4]" table:style-name="ce44">
            <text:p>0,00</text:p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40">
            <text:p>Compétence 4</text:p>
          </table:table-cell>
          <table:table-cell office:value-type="float" office:value="1.5" table:formula="of:=SUM([.B19:.B20])" table:style-name="ce41">
            <text:p>1,5</text:p>
          </table:table-cell>
          <table:table-cell office:value-type="float" office:value="0" table:formula="of:=([.B19]*[.C19]+[.B20]*[.C20])/[.B18]" table:style-name="ce42">
            <text:p>0,00</text:p>
          </table:table-cell>
          <table:table-cell office:value-type="string" table:number-columns-spanned="5" table:number-rows-spanned="1" table:style-name="ce43">
            <text:p>“Optimiser une base de données, interagir avec une application et mettre en œuvre la sécurité”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Organiser la restitution de données</text:p>
          </table:table-cell>
          <table:table-cell office:value-type="float" office:value="0.75" table:style-name="ce8">
            <text:p>0,75</text:p>
          </table:table-cell>
          <table:table-cell office:value-type="float" office:value="0" table:formula="of:=[Sprints_S3.B21]" table:style-name="ce44">
            <text:p>0,00</text:p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Manipuler des données hétérogènes</text:p>
          </table:table-cell>
          <table:table-cell office:value-type="float" office:value="0.75" table:style-name="ce8">
            <text:p>0,75</text:p>
          </table:table-cell>
          <table:table-cell office:value-type="float" office:value="0" table:formula="of:=[.C19]" table:style-name="ce44">
            <text:p>0,00</text:p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40">
            <text:p>Compétence 5</text:p>
          </table:table-cell>
          <table:table-cell office:value-type="float" office:value="2" table:formula="of:=SUM([.B22:.B24])" table:style-name="ce41">
            <text:p>2</text:p>
          </table:table-cell>
          <table:table-cell office:value-type="float" office:value="0" table:formula="of:=([.B22]*[.C22]+[.B23]*[.C23]+[.B24]*[.C24])/[.B21]" table:style-name="ce42">
            <text:p>#DIV/0!</text:p>
          </table:table-cell>
          <table:table-cell office:value-type="string" table:number-columns-spanned="5" table:number-rows-spanned="1" table:style-name="ce43">
            <text:p>“Appliquer une démarche de suivi de projet en fonction des besoins métiers des clients et des utilisateurs”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Formaliser les besoins</text:p>
          </table:table-cell>
          <table:table-cell office:value-type="float" office:value="0.5" table:style-name="ce8">
            <text:p>0,5</text:p>
          </table:table-cell>
          <table:table-cell office:value-type="float" office:value="0" table:formula="of:=[Proposition.B18]" table:style-name="ce44">
            <text:p>0,00</text:p>
          </table:table-cell>
          <table:table-cell office:value-type="string" table:number-columns-spanned="5" table:number-rows-spanned="1" table:style-name="ce46">
            <text:p>(proposition de réalisation)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Identifier la faisabilité d’un projet</text:p>
          </table:table-cell>
          <table:table-cell office:value-type="float" office:value="0.5" table:style-name="ce8">
            <text:p>0,5</text:p>
          </table:table-cell>
          <table:table-cell office:value-type="float" office:value="0" table:formula="of:=[Veille_Techno.B18]" table:style-name="ce44">
            <text:p>0,00</text:p>
          </table:table-cell>
          <table:table-cell office:value-type="string" table:number-columns-spanned="5" table:number-rows-spanned="1" table:style-name="ce46">
            <text:p>(veille technologique)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Mettre en œuvre un suivi de projet</text:p>
          </table:table-cell>
          <table:table-cell office:value-type="float" office:value="1" table:style-name="ce8">
            <text:p>1</text:p>
          </table:table-cell>
          <table:table-cell office:value-type="float" office:value="0" table:formula="of:=AVERAGE([Sprints_S3.B11];[Sprints_S3.B18];[Gestion_Projet.B9])" table:style-name="ce44">
            <text:p>#DIV/0!</text:p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40">
            <text:p>Compétence 6</text:p>
          </table:table-cell>
          <table:table-cell office:value-type="float" office:value="2.5" table:formula="of:=SUM([.B28:.B30])" table:style-name="ce41">
            <text:p>2,5</text:p>
          </table:table-cell>
          <table:table-cell table:style-name="ce47"/>
          <table:table-cell office:value-type="string" table:number-columns-spanned="5" table:number-rows-spanned="1" table:style-name="ce43">
            <text:p>“Situer son rôle et ses missions au sein d’une équipe informatique”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40">
            <text:p><text:s text:c="2"/>Étudiant</text:p>
          </table:table-cell>
          <table:table-cell table:style-name="ce41"/>
          <table:table-cell table:content-validation-name="val3" table:style-name="ce48"/>
          <table:table-cell table:content-validation-name="val3" table:style-name="ce48"/>
          <table:table-cell table:content-validation-name="val3" table:style-name="ce48"/>
          <table:table-cell table:content-validation-name="val3" table:style-name="ce48"/>
          <table:table-cell table:content-validation-name="val3" table:style-name="ce48"/>
          <table:table-cell table:style-name="ce49"/>
          <table:table-cell table:number-columns-repeated="16376" table:style-name="ce32"/>
        </table:table-row>
        <table:table-row table:style-name="ro4">
          <table:table-cell office:value-type="string" table:style-name="ce40">
            <text:p><text:s text:c="2"/>Points</text:p>
          </table:table-cell>
          <table:table-cell table:style-name="ce41"/>
          <table:table-cell office:value-type="float" office:value="0" table:formula="of:=([.B28]*[.C28]+[.B29]*[.C29]+[.B30]*[.C30])/[.B25]" table:style-name="ce42">
            <text:p>0,00</text:p>
          </table:table-cell>
          <table:table-cell office:value-type="float" office:value="0" table:formula="of:=([.B28]*[.D28]+[.B29]*[.D29]+[.B30]*[.D30])/[.B25]" table:style-name="ce42">
            <text:p>0,00</text:p>
          </table:table-cell>
          <table:table-cell office:value-type="float" office:value="0" table:formula="of:=([.B28]*[.E28]+[.B29]*[.E29]+[.B30]*[.E30])/[.B25]" table:style-name="ce42">
            <text:p>0,00</text:p>
          </table:table-cell>
          <table:table-cell office:value-type="float" office:value="0" table:formula="of:=([.B28]*[.F28]+[.B29]*[.F29]+[.B30]*[.F30])/[.B25]" table:style-name="ce42">
            <text:p>0,00</text:p>
          </table:table-cell>
          <table:table-cell office:value-type="float" office:value="0" table:formula="of:=[.B28]*[.G28]+[.B29]*[.G29]+[.B30]*[.G30]" table:style-name="ce42">
            <text:p>0,00</text:p>
          </table:table-cell>
          <table:table-cell table:style-name="ce49"/>
          <table:table-cell table:number-columns-repeated="16376" table:style-name="ce32"/>
        </table:table-row>
        <table:table-row table:style-name="ro4">
          <table:table-cell office:value-type="string" table:style-name="ce50">
            <text:p>Intégrer une équipe informatique</text:p>
          </table:table-cell>
          <table:table-cell office:value-type="float" office:value="0.5" table:style-name="ce51">
            <text:p>0,5</text:p>
          </table:table-cell>
          <table:table-cell table:number-columns-repeated="5" table:style-name="ce48"/>
          <table:table-cell office:value-type="string" table:style-name="ce52">
            <text:p>(note individuelle en fonction de l’implication dans le projet, dans l’équipe et dans les réunions avec le tuteur et le client)</text:p>
          </table:table-cell>
          <table:table-cell table:number-columns-repeated="16376" table:style-name="ce32"/>
        </table:table-row>
        <table:table-row table:style-name="ro4">
          <table:table-cell office:value-type="string" table:style-name="ce50">
            <text:p>Mobiliser les compétences interpersonnelles</text:p>
          </table:table-cell>
          <table:table-cell office:value-type="float" office:value="0.5" table:style-name="ce51">
            <text:p>0,5</text:p>
          </table:table-cell>
          <table:table-cell table:number-columns-repeated="5" table:style-name="ce48"/>
          <table:table-cell office:value-type="string" table:style-name="ce52">
            <text:p>(note individuelle en fonction de l’implication dans le projet, dans l’équipe et dans les réunions avec le tuteur et le client)</text:p>
          </table:table-cell>
          <table:table-cell table:number-columns-repeated="16376" table:style-name="ce32"/>
        </table:table-row>
        <table:table-row table:style-name="ro4">
          <table:table-cell office:value-type="string" table:style-name="ce50">
            <text:p>Rendre compte de son activité professionnelle</text:p>
          </table:table-cell>
          <table:table-cell office:value-type="float" office:value="1.5" table:style-name="ce51">
            <text:p>1,5</text:p>
          </table:table-cell>
          <table:table-cell table:number-columns-repeated="5" table:style-name="ce48"/>
          <table:table-cell office:value-type="string" table:style-name="ce52">
            <text:p>(note individuelle en fonction de l’implication dans le projet, dans l’équipe et dans les réunions avec le tuteur et le client)</text:p>
          </table:table-cell>
          <table:table-cell table:number-columns-repeated="16376" table:style-name="ce32"/>
        </table:table-row>
        <table:table-row table:style-name="ro2">
          <table:table-cell office:value-type="string" table:style-name="ce53">
            <text:p>Note / 20</text:p>
          </table:table-cell>
          <table:table-cell office:value-type="float" office:value="10" table:formula="of:=SUM([.B25];[.B21];[.B18];[.B15];[.B13];[.B9])" table:style-name="ce54">
            <text:p>10</text:p>
          </table:table-cell>
          <table:table-cell office:value-type="float" office:value="0" table:formula="of:=2*([.$C9]*[.$B9]+[.$C13]*[.$B13]+[.$C15]*[.$B15]+[.$C18]*[.$B18]+[.$C21]*[.$B21]+[.C27]*[.$B25])/[.$B31]" table:style-name="ce55">
            <text:p>#DIV/0!</text:p>
          </table:table-cell>
          <table:table-cell office:value-type="float" office:value="0" table:formula="of:=2*([.$C9]*[.$B9]+[.$C13]*[.$B13]+[.$C15]*[.$B15]+[.$C18]*[.$B18]+[.$C21]*[.$B21]+[.D27]*[.$B25])/[.$B31]" table:style-name="ce55">
            <text:p>#DIV/0!</text:p>
          </table:table-cell>
          <table:table-cell office:value-type="float" office:value="0" table:formula="of:=2*([.$C9]*[.$B9]+[.$C13]*[.$B13]+[.$C15]*[.$B15]+[.$C18]*[.$B18]+[.$C21]*[.$B21]+[.E27]*[.$B25])/[.$B31]" table:style-name="ce55">
            <text:p>#DIV/0!</text:p>
          </table:table-cell>
          <table:table-cell office:value-type="float" office:value="0" table:formula="of:=2*([.$C9]*[.$B9]+[.$C13]*[.$B13]+[.$C15]*[.$B15]+[.$C18]*[.$B18]+[.$C21]*[.$B21]+[.F27]*[.$B25])/[.$B31]" table:style-name="ce55">
            <text:p>#DIV/0!</text:p>
          </table:table-cell>
          <table:table-cell office:value-type="float" office:value="0" table:formula="of:=2*([.$C9]*[.$B9]+[.$C13]*[.$B13]+[.$C15]*[.$B15]+[.$C18]*[.$B18]+[.$C21]*[.$B21]+[.G27]*[.$B25])/[.$B31]" table:style-name="ce55">
            <text:p>#DIV/0!</text:p>
          </table:table-cell>
          <table:table-cell table:style-name="ce53"/>
          <table:table-cell table:number-columns-repeated="16376" table:style-name="ce3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6">
            <text:p>L’évaluateur doit saisir des notes entre 0 et 10 pour chacun des critères (dans chacune des cases jaunes) selon la grille de notation ci-dessous. Si le critère n’a pu être évalué, il faut indiquer NE.</text:p>
          </table:table-cell>
          <table:table-cell table:number-columns-repeated="6" table:style-name="ce57"/>
          <table:table-cell table:style-name="ce58"/>
          <table:table-cell table:number-columns-repeated="16376" table:style-name="ce32"/>
        </table:table-row>
        <table:table-row table:style-name="ro2">
          <table:table-cell table:style-name="ce56"/>
          <table:table-cell table:number-columns-repeated="6" table:style-name="ce57"/>
          <table:table-cell table:style-name="ce58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59">
            <text:p>La compétence  :</text:p>
          </table:table-cell>
          <table:covered-table-cell table:number-columns-repeated="2"/>
          <table:table-cell office:value-type="string" table:style-name="ce60">
            <text:p>Note/10</text:p>
          </table:table-cell>
          <table:table-cell table:number-columns-repeated="3" table:style-name="ce61"/>
          <table:table-cell table:style-name="ce62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n’est pas acquise, n’est pas acquises par l’étudiant et aucun effort n’a été fait par l’étudiant</text:p>
          </table:table-cell>
          <table:covered-table-cell table:number-columns-repeated="2"/>
          <table:table-cell office:value-type="float" office:value="0" table:style-name="ce64">
            <text:p>0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n’est pas acquise par l’étudiant, malgré des efforts</text:p>
          </table:table-cell>
          <table:covered-table-cell table:number-columns-repeated="2"/>
          <table:table-cell office:value-type="float" office:value="2" table:style-name="ce64">
            <text:p>2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n’est acquise que très partiellement car des notions, concepts, méthodes ou outils importants ne sont pas compris ou maîtrisés</text:p>
          </table:table-cell>
          <table:covered-table-cell table:number-columns-repeated="2"/>
          <table:table-cell office:value-type="float" office:value="4" table:style-name="ce64">
            <text:p>4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est acquise, mais des notions, concepts, méthodes ou outils sont mal maîtrisés</text:p>
          </table:table-cell>
          <table:covered-table-cell table:number-columns-repeated="2"/>
          <table:table-cell office:value-type="float" office:value="6" table:style-name="ce64">
            <text:p>6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est acquise, mais quelques « petites » <text:s/>lacunes subsistent</text:p>
          </table:table-cell>
          <table:covered-table-cell table:number-columns-repeated="2"/>
          <table:table-cell office:value-type="float" office:value="8" table:style-name="ce64">
            <text:p>8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est parfaitement acquise</text:p>
          </table:table-cell>
          <table:covered-table-cell table:number-columns-repeated="2"/>
          <table:table-cell office:value-type="float" office:value="10" table:style-name="ce64">
            <text:p>10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number-rows-repeated="1048535" table:style-name="ro2">
          <table:table-cell table:number-columns-repeated="16384"/>
        </table:table-row>
      </table:table>
      <table:table table:name="S4" table:style-name="ta1">
        <table:table-column table:style-name="co1" table:default-cell-style-name="ce34"/>
        <table:table-column table:style-name="co2" table:default-cell-style-name="ce34"/>
        <table:table-column table:style-name="co3" table:number-columns-repeated="5" table:default-cell-style-name="ce34"/>
        <table:table-column table:style-name="co8" table:default-cell-style-name="ce34"/>
        <table:table-column table:style-name="co9" table:number-columns-repeated="1016" table:default-cell-style-name="ce34"/>
        <table:table-column table:style-name="co10" table:number-columns-repeated="15360" table:default-cell-style-name="ce32"/>
        <table:table-row table:style-name="ro1">
          <table:table-cell office:value-type="string" table:number-columns-spanned="8" table:number-rows-spanned="1" table:style-name="ce9">
            <text:p>Situation d’évaluation et d’apprentissage BUT 2 (Semestre 4)</text:p>
          </table:table-cell>
          <table:covered-table-cell table:number-columns-repeated="7"/>
          <table:table-cell table:number-columns-repeated="2" table:style-name="ce2"/>
          <table:table-cell table:number-columns-repeated="16374" table:style-name="ce32"/>
        </table:table-row>
        <table:table-row table:style-name="ro2">
          <table:table-cell table:number-columns-repeated="7" table:style-name="ce3"/>
          <table:table-cell table:style-name="ce4"/>
          <table:table-cell table:number-columns-repeated="2" table:style-name="ce2"/>
          <table:table-cell table:number-columns-repeated="16374" table:style-name="ce32"/>
        </table:table-row>
        <table:table-row table:style-name="ro2">
          <table:table-cell office:value-type="string" table:style-name="ce5">
            <text:p>Projet :</text:p>
          </table:table-cell>
          <table:table-cell office:value-type="float" office:value="0" table:formula="of:=['S3'.B3]" table:number-columns-spanned="7" table:number-rows-spanned="1" table:content-validation-name="val5" table:style-name="ce13">
            <text:p>0</text:p>
          </table:table-cell>
          <table:covered-table-cell table:number-columns-repeated="6"/>
          <table:table-cell table:number-columns-repeated="2" table:style-name="ce2"/>
          <table:table-cell table:number-columns-repeated="16374" table:style-name="ce32"/>
        </table:table-row>
        <table:table-row table:style-name="ro2">
          <table:table-cell office:value-type="string" table:style-name="ce5">
            <text:p>Tuteur enseignant :</text:p>
          </table:table-cell>
          <table:table-cell office:value-type="float" office:value="0" table:formula="of:=['S3'.B4]" table:number-columns-spanned="7" table:number-rows-spanned="1" table:content-validation-name="val5" table:style-name="ce13">
            <text:p>0</text:p>
          </table:table-cell>
          <table:covered-table-cell table:number-columns-repeated="6"/>
          <table:table-cell table:number-columns-repeated="2" table:style-name="ce2"/>
          <table:table-cell table:number-columns-repeated="16374" table:style-name="ce32"/>
        </table:table-row>
        <table:table-row table:style-name="ro2">
          <table:table-cell table:style-name="ce12"/>
          <table:table-cell table:number-columns-spanned="7" table:number-rows-spanned="1" table:style-name="ce33"/>
          <table:covered-table-cell table:number-columns-repeated="6"/>
          <table:table-cell table:number-columns-repeated="2" table:style-name="ce6"/>
          <table:table-cell table:number-columns-repeated="16374" table:style-name="ce3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8" table:number-rows-spanned="1" table:style-name="ce35">
            <text:p>Grille d’évaluation</text:p>
          </table:table-cell>
          <table:covered-table-cell table:number-columns-repeated="7"/>
          <table:table-cell table:number-columns-repeated="2" table:style-name="ce34"/>
          <table:table-cell table:number-columns-repeated="16374" table:style-name="ce32"/>
        </table:table-row>
        <table:table-row table:style-name="ro2">
          <table:table-cell table:style-name="ce36"/>
          <table:table-cell office:value-type="string" table:style-name="ce37">
            <text:p>Poids</text:p>
          </table:table-cell>
          <table:table-cell office:value-type="string" table:style-name="ce37">
            <text:p>Note (/10)</text:p>
          </table:table-cell>
          <table:table-cell office:value-type="string" table:number-columns-spanned="5" table:number-rows-spanned="1" table:style-name="ce39">
            <text:p>Commentaires / Justification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40">
            <text:p>Compétence 1</text:p>
          </table:table-cell>
          <table:table-cell office:value-type="float" office:value="1.5" table:formula="of:=SUM([.B10:.B10])" table:style-name="ce41">
            <text:p>1,5</text:p>
          </table:table-cell>
          <table:table-cell office:value-type="float" office:value="0" table:formula="of:=([.B10]*[.C10])/[.B9]" table:style-name="ce42">
            <text:p>#DIV/0!</text:p>
          </table:table-cell>
          <table:table-cell office:value-type="string" table:number-columns-spanned="5" table:number-rows-spanned="1" table:style-name="ce43">
            <text:p>“Partir des exigences et aller jusqu’à une application complète”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Vérifier la qualité par les tests</text:p>
          </table:table-cell>
          <table:table-cell office:value-type="float" office:value="1.5" table:style-name="ce8">
            <text:p>1,5</text:p>
          </table:table-cell>
          <table:table-cell office:value-type="float" office:value="0" table:formula="of:=AVERAGE([Sprints_S4.B10];[Sprints_S4.B18];[Soutenance.B10])" table:style-name="ce44">
            <text:p>#DIV/0!</text:p>
          </table:table-cell>
          <table:table-cell office:value-type="string" table:number-columns-spanned="5" table:number-rows-spanned="1" table:style-name="ce46">
            <text:p>Sprint + Soutenance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40">
            <text:p>Compétence 2</text:p>
          </table:table-cell>
          <table:table-cell office:value-type="float" office:value="2" table:formula="of:=SUM([.B12:.B14])" table:style-name="ce41">
            <text:p>2</text:p>
          </table:table-cell>
          <table:table-cell office:value-type="float" office:value="0" table:formula="of:=([.B12]*[.C12]+[.B13]*[.C13]+[.B14]*[.C14])/[.B11]" table:style-name="ce42">
            <text:p>#DIV/0!</text:p>
          </table:table-cell>
          <table:table-cell office:value-type="string" table:number-columns-spanned="5" table:number-rows-spanned="1" table:style-name="ce43">
            <text:p>“Sélectionner les algorithmes adéquats pour répondre à un problème donné”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Utiliser des algorithmes adaptés</text:p>
          </table:table-cell>
          <table:table-cell office:value-type="float" office:value="0.75" table:style-name="ce8">
            <text:p>0,75</text:p>
          </table:table-cell>
          <table:table-cell office:value-type="float" office:value="0" table:formula="of:=AVERAGE([Sprints_S4.B9];[Sprints_S4.B17])" table:style-name="ce44">
            <text:p>#DIV/0!</text:p>
          </table:table-cell>
          <table:table-cell office:value-type="string" table:number-columns-spanned="5" table:number-rows-spanned="1" table:style-name="ce46">
            <text:p>Sprint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Comprendre la sécurisation</text:p>
          </table:table-cell>
          <table:table-cell office:value-type="float" office:value="0.75" table:style-name="ce8">
            <text:p>0,75</text:p>
          </table:table-cell>
          <table:table-cell office:value-type="float" office:value="0" table:formula="of:=AVERAGE([Sprints_S4.B7:.B8];[Sprints_S4.B15:.B16])" table:style-name="ce44">
            <text:p>#DIV/0!</text:p>
          </table:table-cell>
          <table:table-cell office:value-type="string" table:number-columns-spanned="5" table:number-rows-spanned="1" table:style-name="ce46">
            <text:p>Sprint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Évaluer l’impact des solutions</text:p>
          </table:table-cell>
          <table:table-cell office:value-type="float" office:value="0.5" table:style-name="ce8">
            <text:p>0,5</text:p>
          </table:table-cell>
          <table:table-cell office:value-type="float" office:value="0" table:formula="of:=AVERAGE([Sprints_S4.B11];[Sprints_S4.B19];[Soutenance.B9])" table:style-name="ce44">
            <text:p>#DIV/0!</text:p>
          </table:table-cell>
          <table:table-cell office:value-type="string" table:number-columns-spanned="5" table:number-rows-spanned="1" table:style-name="ce46">
            <text:p>Sprint + Soutenance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40">
            <text:p>Compétence 3</text:p>
          </table:table-cell>
          <table:table-cell office:value-type="float" office:value="1" table:formula="of:=SUM([.B16:.B16])" table:style-name="ce41">
            <text:p>1</text:p>
          </table:table-cell>
          <table:table-cell office:value-type="float" office:value="0" table:formula="of:=([.B16]*[.C16])/[.B15]" table:style-name="ce42">
            <text:p>#DIV/0!</text:p>
          </table:table-cell>
          <table:table-cell office:value-type="string" table:number-columns-spanned="5" table:number-rows-spanned="1" table:style-name="ce43">
            <text:p>“Déployer des services dans une architecture réseau”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7">
            <text:p>Sécuriser un système</text:p>
          </table:table-cell>
          <table:table-cell office:value-type="float" office:value="1" table:style-name="ce8">
            <text:p>1</text:p>
          </table:table-cell>
          <table:table-cell office:value-type="float" office:value="0" table:formula="of:=[.C13]" table:style-name="ce44">
            <text:p>#DIV/0!</text:p>
          </table:table-cell>
          <table:table-cell office:value-type="string" table:number-columns-spanned="5" table:number-rows-spanned="1" table:style-name="ce46">
            <text:p>Sprint</text:p>
          </table:table-cell>
          <table:covered-table-cell table:number-columns-repeated="4"/>
          <table:table-cell table:number-columns-repeated="2" table:style-name="ce34"/>
          <table:table-cell table:number-columns-repeated="16374" table:style-name="ce32"/>
        </table:table-row>
        <table:table-row table:style-name="ro4">
          <table:table-cell office:value-type="string" table:style-name="ce40">
            <text:p>Compétence 4</text:p>
          </table:table-cell>
          <table:table-cell office:value-type="float" office:value="1.5" table:formula="of:=SUM([.B18:.B19])" table:style-name="ce41">
            <text:p>1,5</text:p>
          </table:table-cell>
          <table:table-cell office:value-type="float" office:value="0" table:formula="of:=([.B18]*[.C18]+[.B19]*[.C19])/[.B17]" table:style-name="ce42">
            <text:p>#DIV/0!</text:p>
          </table:table-cell>
          <table:table-cell office:value-type="string" table:number-columns-spanned="5" table:number-rows-spanned="1" table:style-name="ce43">
            <text:p>“Optimiser une base de données, interagir avec une application et mettre en œuvre la sécurité”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Optimiser les modèles de données</text:p>
          </table:table-cell>
          <table:table-cell office:value-type="float" office:value="0.75" table:style-name="ce8">
            <text:p>0,75</text:p>
          </table:table-cell>
          <table:table-cell office:value-type="float" office:value="0" table:formula="of:=AVERAGE([Sprints_S4.B6];[Sprints_S4.B14])" table:style-name="ce44">
            <text:p>#DIV/0!</text:p>
          </table:table-cell>
          <table:table-cell office:value-type="string" table:number-columns-spanned="5" table:number-rows-spanned="1" table:style-name="ce46">
            <text:p>Sprint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Assurer la confidentialité des données</text:p>
          </table:table-cell>
          <table:table-cell office:value-type="float" office:value="0.75" table:style-name="ce8">
            <text:p>0,75</text:p>
          </table:table-cell>
          <table:table-cell office:value-type="float" office:value="0" table:formula="of:=AVERAGE([Sprints_S4.B7];[Sprints_S4.B15])" table:style-name="ce44">
            <text:p>#DIV/0!</text:p>
          </table:table-cell>
          <table:table-cell office:value-type="string" table:number-columns-spanned="5" table:number-rows-spanned="1" table:style-name="ce46">
            <text:p>Sprint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40">
            <text:p>Compétence 5</text:p>
          </table:table-cell>
          <table:table-cell office:value-type="float" office:value="2" table:formula="of:=SUM([.B21:.B23])" table:style-name="ce41">
            <text:p>2</text:p>
          </table:table-cell>
          <table:table-cell office:value-type="float" office:value="0" table:formula="of:=([.B21]*[.C21]+[.B22]*[.C22]+[.B23]*[.C23])/[.B20]" table:style-name="ce42">
            <text:p>#DIV/0!</text:p>
          </table:table-cell>
          <table:table-cell office:value-type="string" table:number-columns-spanned="5" table:number-rows-spanned="1" table:style-name="ce43">
            <text:p>“Appliquer une démarche de suivi de projet en fonction des besoins métiers des clients et des utilisateurs”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Formaliser les besoins</text:p>
          </table:table-cell>
          <table:table-cell office:value-type="float" office:value="0.5" table:style-name="ce8">
            <text:p>0,5</text:p>
          </table:table-cell>
          <table:table-cell office:value-type="float" office:value="0" table:formula="of:=AVERAGE([Soutenance.B11])" table:style-name="ce44">
            <text:p>#DIV/0!</text:p>
          </table:table-cell>
          <table:table-cell office:value-type="string" table:number-columns-spanned="5" table:number-rows-spanned="1" table:style-name="ce46">
            <text:p>Soutenance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Identifier la faisabilité d’un projet</text:p>
          </table:table-cell>
          <table:table-cell office:value-type="float" office:value="0.5" table:style-name="ce8">
            <text:p>0,5</text:p>
          </table:table-cell>
          <table:table-cell office:value-type="float" office:value="0" table:formula="of:=AVERAGE([Soutenance.B23:.B24])" table:style-name="ce44">
            <text:p>#DIV/0!</text:p>
          </table:table-cell>
          <table:table-cell office:value-type="string" table:number-columns-spanned="5" table:number-rows-spanned="1" table:style-name="ce46">
            <text:p>Soutenance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7">
            <text:p>Mettre en œuvre un suivi de projet</text:p>
          </table:table-cell>
          <table:table-cell office:value-type="float" office:value="1" table:style-name="ce8">
            <text:p>1</text:p>
          </table:table-cell>
          <table:table-cell office:value-type="float" office:value="0" table:formula="of:=AVERAGE([Soutenance.C19:.C20];[Gestion_Projet.B12:.B14])" table:style-name="ce44">
            <text:p>#DIV/0!</text:p>
          </table:table-cell>
          <table:table-cell office:value-type="string" table:number-columns-spanned="5" table:number-rows-spanned="1" table:style-name="ce46">
            <text:p>Soutenance + GestionProjet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40">
            <text:p>Compétence 6</text:p>
          </table:table-cell>
          <table:table-cell office:value-type="float" office:value="2" table:formula="of:=SUM([.B27:.B29])" table:style-name="ce41">
            <text:p>2</text:p>
          </table:table-cell>
          <table:table-cell table:style-name="ce66"/>
          <table:table-cell office:value-type="string" table:number-columns-spanned="5" table:number-rows-spanned="1" table:style-name="ce43">
            <text:p>“Situer son rôle et ses missions au sein d’une équipe informatique”</text:p>
          </table:table-cell>
          <table:covered-table-cell table:number-columns-repeated="4"/>
          <table:table-cell table:number-columns-repeated="16376" table:style-name="ce32"/>
        </table:table-row>
        <table:table-row table:style-name="ro4">
          <table:table-cell office:value-type="string" table:style-name="ce40">
            <text:p><text:s text:c="2"/>Étudiant</text:p>
          </table:table-cell>
          <table:table-cell table:style-name="ce41"/>
          <table:table-cell table:content-validation-name="val4" table:style-name="ce48"/>
          <table:table-cell table:content-validation-name="val4" table:style-name="ce48"/>
          <table:table-cell table:content-validation-name="val4" table:style-name="ce48"/>
          <table:table-cell table:content-validation-name="val4" table:style-name="ce48"/>
          <table:table-cell table:content-validation-name="val4" table:style-name="ce48"/>
          <table:table-cell table:style-name="ce49"/>
          <table:table-cell table:number-columns-repeated="16376" table:style-name="ce32"/>
        </table:table-row>
        <table:table-row table:style-name="ro4">
          <table:table-cell office:value-type="string" table:style-name="ce40">
            <text:p><text:s text:c="2"/>Points</text:p>
          </table:table-cell>
          <table:table-cell office:value-type="float" office:value="0.5" table:formula="of:=SUM([.B27:.B28])" table:style-name="ce41">
            <text:p>0,5</text:p>
          </table:table-cell>
          <table:table-cell office:value-type="float" office:value="0" table:formula="of:=([.$B27]*[.C27]+[.$B28]*[.C28])/[.$B26]" table:style-name="ce42">
            <text:p>0,00</text:p>
          </table:table-cell>
          <table:table-cell office:value-type="float" office:value="0" table:formula="of:=([.$B27]*[.D27]+[.$B28]*[.D28])/[.$B26]" table:style-name="ce42">
            <text:p>0,00</text:p>
          </table:table-cell>
          <table:table-cell office:value-type="float" office:value="0" table:formula="of:=([.$B27]*[.E27]+[.$B28]*[.E28])/[.$B26]" table:style-name="ce42">
            <text:p>0,00</text:p>
          </table:table-cell>
          <table:table-cell office:value-type="float" office:value="0" table:formula="of:=([.$B27]*[.F27]+[.$B28]*[.F28])/[.$B26]" table:style-name="ce42">
            <text:p>0,00</text:p>
          </table:table-cell>
          <table:table-cell office:value-type="float" office:value="0" table:formula="of:=([.$B27]*[.G27]+[.$B28]*[.G28])/[.$B26]" table:style-name="ce42">
            <text:p>0,00</text:p>
          </table:table-cell>
          <table:table-cell table:style-name="ce49"/>
          <table:table-cell table:number-columns-repeated="16376" table:style-name="ce32"/>
        </table:table-row>
        <table:table-row table:style-name="ro4">
          <table:table-cell office:value-type="string" table:style-name="ce50">
            <text:p>Intégrer une équipe informatique</text:p>
          </table:table-cell>
          <table:table-cell office:value-type="float" office:value="0.25" table:style-name="ce51">
            <text:p>0,25</text:p>
          </table:table-cell>
          <table:table-cell office:value-type="float" office:value="0" table:formula="of:=[Soutenance.C28]" table:style-name="ce44">
            <text:p>0,00</text:p>
          </table:table-cell>
          <table:table-cell office:value-type="float" office:value="0" table:formula="of:=[Soutenance.D28]" table:style-name="ce44">
            <text:p>0,00</text:p>
          </table:table-cell>
          <table:table-cell office:value-type="float" office:value="0" table:formula="of:=[Soutenance.E28]" table:style-name="ce44">
            <text:p>0,00</text:p>
          </table:table-cell>
          <table:table-cell office:value-type="float" office:value="0" table:formula="of:=[Soutenance.F28]" table:style-name="ce44">
            <text:p>0,00</text:p>
          </table:table-cell>
          <table:table-cell office:value-type="float" office:value="0" table:formula="of:=[Soutenance.G28]" table:style-name="ce44">
            <text:p>0,00</text:p>
          </table:table-cell>
          <table:table-cell office:value-type="string" table:style-name="ce52">
            <text:p>(note individuelle en fonction de l’implication dans le projet, dans l’équipe et dans les réunions avec le tuteur et le client)</text:p>
          </table:table-cell>
          <table:table-cell table:number-columns-repeated="16376" table:style-name="ce32"/>
        </table:table-row>
        <table:table-row table:style-name="ro4">
          <table:table-cell office:value-type="string" table:style-name="ce50">
            <text:p>Mobiliser les compétences interpersonnelles</text:p>
          </table:table-cell>
          <table:table-cell office:value-type="float" office:value="0.25" table:style-name="ce51">
            <text:p>0,25</text:p>
          </table:table-cell>
          <table:table-cell office:value-type="float" office:value="0" table:formula="of:=[Soutenance.C29]" table:style-name="ce44">
            <text:p>0,00</text:p>
          </table:table-cell>
          <table:table-cell office:value-type="float" office:value="0" table:formula="of:=[Soutenance.D29]" table:style-name="ce44">
            <text:p>0,00</text:p>
          </table:table-cell>
          <table:table-cell office:value-type="float" office:value="0" table:formula="of:=[Soutenance.E29]" table:style-name="ce44">
            <text:p>0,00</text:p>
          </table:table-cell>
          <table:table-cell office:value-type="float" office:value="0" table:formula="of:=[Soutenance.F29]" table:style-name="ce44">
            <text:p>0,00</text:p>
          </table:table-cell>
          <table:table-cell office:value-type="float" office:value="0" table:formula="of:=[Soutenance.G29]" table:style-name="ce44">
            <text:p>0,00</text:p>
          </table:table-cell>
          <table:table-cell office:value-type="string" table:style-name="ce52">
            <text:p>(note individuelle en fonction de l’implication dans le projet, dans l’équipe et dans les réunions avec le tuteur et le client)</text:p>
          </table:table-cell>
          <table:table-cell table:number-columns-repeated="16376" table:style-name="ce32"/>
        </table:table-row>
        <table:table-row table:style-name="ro4">
          <table:table-cell office:value-type="string" table:style-name="ce50">
            <text:p>Rendre compte de son activité professionnelle</text:p>
          </table:table-cell>
          <table:table-cell office:value-type="float" office:value="1.5" table:style-name="ce51">
            <text:p>1,5</text:p>
          </table:table-cell>
          <table:table-cell office:value-type="float" office:value="0" table:formula="of:=AVERAGE([Soutenance.B14:.B16])" table:style-name="ce44">
            <text:p>#DIV/0!</text:p>
          </table:table-cell>
          <table:table-cell office:value-type="string" table:number-columns-spanned="5" table:number-rows-spanned="1" table:style-name="ce46">
            <text:p>Soutenance</text:p>
          </table:table-cell>
          <table:covered-table-cell table:number-columns-repeated="4"/>
          <table:table-cell table:number-columns-repeated="16376" table:style-name="ce32"/>
        </table:table-row>
        <table:table-row table:style-name="ro2">
          <table:table-cell office:value-type="string" table:style-name="ce53">
            <text:p>Note / 20</text:p>
          </table:table-cell>
          <table:table-cell office:value-type="float" office:value="10" table:formula="of:=SUM([.B24];[.B20];[.B17];[.B15];[.B11];[.B9])" table:style-name="ce54">
            <text:p>10</text:p>
          </table:table-cell>
          <table:table-cell office:value-type="float" office:value="0" table:formula="of:=2*([.$C9]*[.$B9]+[.$C11]*[.$B11]+[.$C15]*[.$B15]+[.$C17]*[.$B17]+[.$C20]*[.$B20]+[.C26]*[.$B26]+[.$B29]*[.$C29])/[.$B30]" table:style-name="ce55">
            <text:p>#DIV/0!</text:p>
          </table:table-cell>
          <table:table-cell office:value-type="float" office:value="0" table:formula="of:=2*([.$C9]*[.$B9]+[.$C11]*[.$B11]+[.$C15]*[.$B15]+[.$C17]*[.$B17]+[.$C20]*[.$B20]+[.D26]*[.$B26]+[.$B29]*[.$C29])/[.$B30]" table:style-name="ce55">
            <text:p>#DIV/0!</text:p>
          </table:table-cell>
          <table:table-cell office:value-type="float" office:value="0" table:formula="of:=2*([.$C9]*[.$B9]+[.$C11]*[.$B11]+[.$C15]*[.$B15]+[.$C17]*[.$B17]+[.$C20]*[.$B20]+[.E26]*[.$B26]+[.$B29]*[.$C29])/[.$B30]" table:style-name="ce55">
            <text:p>#DIV/0!</text:p>
          </table:table-cell>
          <table:table-cell office:value-type="float" office:value="0" table:formula="of:=2*([.$C9]*[.$B9]+[.$C11]*[.$B11]+[.$C15]*[.$B15]+[.$C17]*[.$B17]+[.$C20]*[.$B20]+[.F26]*[.$B26]+[.$B29]*[.$C29])/[.$B30]" table:style-name="ce55">
            <text:p>#DIV/0!</text:p>
          </table:table-cell>
          <table:table-cell office:value-type="float" office:value="0" table:formula="of:=2*([.$C9]*[.$B9]+[.$C11]*[.$B11]+[.$C15]*[.$B15]+[.$C17]*[.$B17]+[.$C20]*[.$B20]+[.G26]*[.$B26]+[.$B29]*[.$C29])/[.$B30]" table:style-name="ce55">
            <text:p>#DIV/0!</text:p>
          </table:table-cell>
          <table:table-cell table:style-name="ce53"/>
          <table:table-cell table:number-columns-repeated="16376" table:style-name="ce3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6">
            <text:p>L’évaluateur doit saisir des notes entre 0 et 10 pour chacun des critères (dans chacune des cases jaunes) selon la grille de notation ci-dessous. Si le critère n’a pu être évalué, il faut indiquer NE.</text:p>
          </table:table-cell>
          <table:table-cell table:number-columns-repeated="6" table:style-name="ce57"/>
          <table:table-cell table:style-name="ce58"/>
          <table:table-cell table:number-columns-repeated="16376" table:style-name="ce32"/>
        </table:table-row>
        <table:table-row table:style-name="ro2">
          <table:table-cell table:style-name="ce56"/>
          <table:table-cell table:number-columns-repeated="6" table:style-name="ce57"/>
          <table:table-cell table:style-name="ce58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59">
            <text:p>La compétence  :</text:p>
          </table:table-cell>
          <table:covered-table-cell table:number-columns-repeated="2"/>
          <table:table-cell office:value-type="string" table:style-name="ce60">
            <text:p>Note/10</text:p>
          </table:table-cell>
          <table:table-cell table:number-columns-repeated="3" table:style-name="ce61"/>
          <table:table-cell table:style-name="ce62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n’est pas acquise, n’est pas acquises par l’étudiant et aucun effort n’a été fait par l’étudiant</text:p>
          </table:table-cell>
          <table:covered-table-cell table:number-columns-repeated="2"/>
          <table:table-cell office:value-type="float" office:value="0" table:style-name="ce64">
            <text:p>0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n’est pas acquise par l’étudiant, malgré des efforts</text:p>
          </table:table-cell>
          <table:covered-table-cell table:number-columns-repeated="2"/>
          <table:table-cell office:value-type="float" office:value="2" table:style-name="ce64">
            <text:p>2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n’est acquise que très partiellement car des notions, concepts, méthodes ou outils importants ne sont pas compris ou maîtrisés</text:p>
          </table:table-cell>
          <table:covered-table-cell table:number-columns-repeated="2"/>
          <table:table-cell office:value-type="float" office:value="4" table:style-name="ce64">
            <text:p>4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est acquise, mais des notions, concepts, méthodes ou outils sont mal maîtrisés</text:p>
          </table:table-cell>
          <table:covered-table-cell table:number-columns-repeated="2"/>
          <table:table-cell office:value-type="float" office:value="6" table:style-name="ce64">
            <text:p>6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est acquise, mais quelques « petites » <text:s/>lacunes subsistent</text:p>
          </table:table-cell>
          <table:covered-table-cell table:number-columns-repeated="2"/>
          <table:table-cell office:value-type="float" office:value="8" table:style-name="ce64">
            <text:p>8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style-name="ro2">
          <table:table-cell office:value-type="string" table:number-columns-spanned="3" table:number-rows-spanned="1" table:style-name="ce63">
            <text:p>est parfaitement acquise</text:p>
          </table:table-cell>
          <table:covered-table-cell table:number-columns-repeated="2"/>
          <table:table-cell office:value-type="float" office:value="10" table:style-name="ce64">
            <text:p>10</text:p>
          </table:table-cell>
          <table:table-cell table:number-columns-repeated="3" table:style-name="ce61"/>
          <table:table-cell table:style-name="ce65"/>
          <table:table-cell table:number-columns-repeated="16376" table:style-name="ce32"/>
        </table:table-row>
        <table:table-row table:number-rows-repeated="1048536" table:style-name="ro2">
          <table:table-cell table:number-columns-repeated="16384"/>
        </table:table-row>
      </table:table>
      <table:table table:name="Proposition" table:style-name="ta1">
        <table:table-column table:style-name="co11" table:default-cell-style-name="ce32"/>
        <table:table-column table:style-name="co12" table:default-cell-style-name="ce32"/>
        <table:table-column table:style-name="co9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0" table:number-columns-repeated="16378" table:default-cell-style-name="ce32"/>
        <table:table-row table:style-name="ro5">
          <table:table-cell office:value-type="string" table:number-columns-spanned="3" table:number-rows-spanned="1" table:style-name="ce24">
            <text:p>Évaluation proposition client</text:p>
          </table:table-cell>
          <table:covered-table-cell table:number-columns-repeated="2"/>
          <table:table-cell table:style-name="ce1"/>
          <table:table-cell table:number-columns-repeated="16380"/>
        </table:table-row>
        <table:table-row table:style-name="ro2">
          <table:table-cell table:number-columns-repeated="4" table:style-name="ce1"/>
          <table:table-cell table:number-columns-repeated="16380"/>
        </table:table-row>
        <table:table-row table:style-name="ro2">
          <table:table-cell office:value-type="string" table:style-name="ce14">
            <text:p>Critères</text:p>
          </table:table-cell>
          <table:table-cell office:value-type="string" table:style-name="ce14">
            <text:p>Poids</text:p>
          </table:table-cell>
          <table:table-cell office:value-type="string" table:style-name="ce14">
            <text:p>Points (/10)</text:p>
          </table:table-cell>
          <table:table-cell office:value-type="string" table:style-name="ce15">
            <text:p>Commentaires/Justifications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Forme</text:p>
          </table:table-cell>
          <table:table-cell office:value-type="float" office:value="10" table:formula="of:=SUM([.B5:.B8])" table:style-name="ce17">
            <text:p>10</text:p>
          </table:table-cell>
          <table:table-cell office:value-type="float" office:value="0" table:formula="of:=([.C5]*[.B5]+[.C6]*[.B6]+[.C7]*[.B7]+[.C8]*[.B8])/[.B4]" table:style-name="ce18">
            <text:p>0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<text:s text:c="2"/>- Respect charte graphique UBS/IUT</text:p>
          </table:table-cell>
          <table:table-cell office:value-type="float" office:value="1" table:style-name="ce21">
            <text:p>1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Orthographe</text:p>
          </table:table-cell>
          <table:table-cell office:value-type="float" office:value="3.5" table:style-name="ce21">
            <text:p>3,5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Niveau de français (syntaxe et vocabulaire)</text:p>
          </table:table-cell>
          <table:table-cell office:value-type="float" office:value="3.5" table:style-name="ce21">
            <text:p>3,5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Typographie, pagination et mise en forme</text:p>
          </table:table-cell>
          <table:table-cell office:value-type="float" office:value="2" table:style-name="ce21">
            <text:p>2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16">
            <text:p>Fond</text:p>
          </table:table-cell>
          <table:table-cell office:value-type="float" office:value="20" table:formula="of:=SUM([.B11:.B14])" table:style-name="ce17">
            <text:p>20</text:p>
          </table:table-cell>
          <table:table-cell office:value-type="float" office:value="0" table:formula="of:=([.C11]*[.B11]+[.C12]*[.B12]+[.C13]*[.B13]+[.C14]*[.B14])/[.B10]" table:style-name="ce18">
            <text:p>0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<text:s text:c="2"/>- Présentation de la demande client</text:p>
          </table:table-cell>
          <table:table-cell office:value-type="float" office:value="7" table:style-name="ce21">
            <text:p>7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Proposition de réalisation</text:p>
          </table:table-cell>
          <table:table-cell office:value-type="float" office:value="7" table:style-name="ce21">
            <text:p>7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Présentation équipe</text:p>
          </table:table-cell>
          <table:table-cell office:value-type="float" office:value="2" table:style-name="ce21">
            <text:p>2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Planning prévisionnel</text:p>
          </table:table-cell>
          <table:table-cell office:value-type="float" office:value="4" table:style-name="ce21">
            <text:p>4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2" table:number-rows-spanned="1" table:style-name="ce25">
            <text:p>Prise en compte des remarques</text:p>
          </table:table-cell>
          <table:covered-table-cell/>
          <table:table-cell table:style-name="ce23">
            <office:annotation draw:style-name="a0" svg:x="5.9in" svg:y="2.1in" svg:width="1.13333333333333in" svg:height="3.34166666666667in">
              <dc:creator/>
              <text:p><text:span text:style-name="T1">Les remarques n’ont pas été prises en compte : -2</text:span></text:p>
              <text:p><text:span text:style-name="T1"/></text:p>
              <text:p><text:span text:style-name="T1">Les remarques ont été prises en compte partiellement : -1</text:span></text:p>
              <text:p><text:span text:style-name="T1"/></text:p>
              <text:p><text:span text:style-name="T1">Les remarques ont été prises en compte : 0</text:span></text:p>
              <text:p><text:span text:style-name="T1"/></text:p>
              <text:p><text:span text:style-name="T1">Les remarques ont été prises en compte et le document remis au client a été nettement amélioré : 1</text:span></text:p>
            </office:annotation>
          </table:table-cell>
          <table:table-cell table:style-name="ce20"/>
          <table:table-cell table:number-columns-repeated="16380"/>
        </table:table-row>
        <table:table-row table:style-name="ro2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15">
            <text:p>Note</text:p>
          </table:table-cell>
          <table:table-cell office:value-type="float" office:value="0" table:formula="of:=([.C4]+2*[.C10])/3+[.C16]" table:number-columns-spanned="2" table:number-rows-spanned="1" table:style-name="ce26">
            <text:p>0,00</text:p>
          </table:table-cell>
          <table:covered-table-cell/>
          <table:table-cell table:style-name="ce20"/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table table:name="Veille_Techno" table:style-name="ta1">
        <table:table-column table:style-name="co11" table:default-cell-style-name="ce32"/>
        <table:table-column table:style-name="co12" table:default-cell-style-name="ce32"/>
        <table:table-column table:style-name="co9" table:default-cell-style-name="ce32"/>
        <table:table-column table:style-name="co16" table:default-cell-style-name="ce32"/>
        <table:table-column table:style-name="co14" table:default-cell-style-name="ce32"/>
        <table:table-column table:style-name="co15" table:default-cell-style-name="ce32"/>
        <table:table-column table:style-name="co10" table:number-columns-repeated="16378" table:default-cell-style-name="ce32"/>
        <table:table-row table:style-name="ro5">
          <table:table-cell office:value-type="string" table:number-columns-spanned="3" table:number-rows-spanned="1" table:style-name="ce24">
            <text:p>Évaluation rapport de veille technologique</text:p>
          </table:table-cell>
          <table:covered-table-cell table:number-columns-repeated="2"/>
          <table:table-cell table:style-name="ce1"/>
          <table:table-cell table:number-columns-repeated="16380"/>
        </table:table-row>
        <table:table-row table:style-name="ro2">
          <table:table-cell table:number-columns-repeated="4" table:style-name="ce1"/>
          <table:table-cell table:number-columns-repeated="16380"/>
        </table:table-row>
        <table:table-row table:style-name="ro2">
          <table:table-cell office:value-type="string" table:style-name="ce14">
            <text:p>Critères</text:p>
          </table:table-cell>
          <table:table-cell office:value-type="string" table:style-name="ce14">
            <text:p>Poids</text:p>
          </table:table-cell>
          <table:table-cell office:value-type="string" table:style-name="ce14">
            <text:p>Points (/10)</text:p>
          </table:table-cell>
          <table:table-cell office:value-type="string" table:style-name="ce15">
            <text:p>Commentaires/Justifications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Forme</text:p>
          </table:table-cell>
          <table:table-cell office:value-type="float" office:value="10" table:formula="of:=SUM([.B5:.B8])" table:style-name="ce17">
            <text:p>10</text:p>
          </table:table-cell>
          <table:table-cell office:value-type="float" office:value="0" table:formula="of:=([.C5]*[.B5]+[.C6]*[.B6]+[.C7]*[.B7]+[.C8]*[.B8])/[.B4]" table:style-name="ce18">
            <text:p>0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<text:s text:c="2"/>- Respect charte graphique UBS/IUT</text:p>
          </table:table-cell>
          <table:table-cell office:value-type="float" office:value="1" table:style-name="ce21">
            <text:p>1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Orthographe</text:p>
          </table:table-cell>
          <table:table-cell office:value-type="float" office:value="3.5" table:style-name="ce21">
            <text:p>3,5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Niveau de français (syntaxe et vocabulaire)</text:p>
          </table:table-cell>
          <table:table-cell office:value-type="float" office:value="3.5" table:style-name="ce21">
            <text:p>3,5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Typographie, pagination et mise en forme</text:p>
          </table:table-cell>
          <table:table-cell office:value-type="float" office:value="2" table:style-name="ce21">
            <text:p>2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style-name="ce20"/>
          <table:table-cell table:number-columns-repeated="16380"/>
        </table:table-row>
        <table:table-row table:style-name="ro2">
          <table:table-cell office:value-type="string" table:style-name="ce16">
            <text:p>Fond</text:p>
          </table:table-cell>
          <table:table-cell office:value-type="float" office:value="20" table:formula="of:=SUM([.B11:.B14])" table:style-name="ce17">
            <text:p>20</text:p>
          </table:table-cell>
          <table:table-cell office:value-type="float" office:value="0" table:formula="of:=([.C11]*[.B11]+[.C12]*[.B12]+[.C13]*[.B13]+[.C14]*[.B14])/[.B10]" table:style-name="ce18">
            <text:p>0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<text:s text:c="2"/>- Présentation des différentes solutions</text:p>
          </table:table-cell>
          <table:table-cell office:value-type="float" office:value="6" table:style-name="ce21">
            <text:p>6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Définition des critères de comparaison</text:p>
          </table:table-cell>
          <table:table-cell office:value-type="float" office:value="5" table:style-name="ce21">
            <text:p>5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Comparatif</text:p>
          </table:table-cell>
          <table:table-cell office:value-type="float" office:value="5" table:style-name="ce21">
            <text:p>5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office:value-type="string" table:style-name="ce20">
            <text:p><text:s text:c="2"/>- Conclusion</text:p>
          </table:table-cell>
          <table:table-cell office:value-type="float" office:value="4" table:style-name="ce21">
            <text:p>4</text:p>
          </table:table-cell>
          <table:table-cell table:style-name="ce22"/>
          <table:table-cell table:style-name="ce20"/>
          <table:table-cell table:number-columns-repeated="16380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style-name="ce20"/>
          <table:table-cell table:number-columns-repeated="16380"/>
        </table:table-row>
        <table:table-row table:style-name="ro2">
          <table:table-cell office:value-type="string" table:number-columns-spanned="2" table:number-rows-spanned="1" table:style-name="ce25">
            <text:p>Prise en compte des remarques</text:p>
          </table:table-cell>
          <table:covered-table-cell/>
          <table:table-cell table:style-name="ce23">
            <office:annotation draw:style-name="a1" svg:x="2.9in" svg:y="2.075in" svg:width="1.13333333333333in" svg:height="3.34166666666667in">
              <dc:creator/>
              <text:p><text:span text:style-name="T1">Les remarques n’ont pas été prises en compte : -2</text:span></text:p>
              <text:p><text:span text:style-name="T1"/></text:p>
              <text:p><text:span text:style-name="T1">Les remarques ont été prises en compte partiellement : -1</text:span></text:p>
              <text:p><text:span text:style-name="T1"/></text:p>
              <text:p><text:span text:style-name="T1">Les remarques ont été prises en compte : 0</text:span></text:p>
              <text:p><text:span text:style-name="T1"/></text:p>
              <text:p><text:span text:style-name="T1">Les remarques ont été prises en compte et le document remis au client a été nettement amélioré : 1</text:span></text:p>
            </office:annotation>
          </table:table-cell>
          <table:table-cell table:style-name="ce20"/>
          <table:table-cell table:number-columns-repeated="16380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style-name="ce20"/>
          <table:table-cell table:number-columns-repeated="16380"/>
        </table:table-row>
        <table:table-row table:style-name="ro2">
          <table:table-cell office:value-type="string" table:style-name="ce15">
            <text:p>Note</text:p>
          </table:table-cell>
          <table:table-cell office:value-type="float" office:value="0" table:formula="of:=([.C4]+2*[.C10])/3+[.C16]" table:number-columns-spanned="2" table:number-rows-spanned="1" table:style-name="ce26">
            <text:p>0,00</text:p>
          </table:table-cell>
          <table:covered-table-cell/>
          <table:table-cell table:style-name="ce20"/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table table:name="Sprints_S3" table:style-name="ta1">
        <table:table-column table:style-name="co17" table:default-cell-style-name="ce32"/>
        <table:table-column table:style-name="co9" table:default-cell-style-name="ce32"/>
        <table:table-column table:style-name="co18" table:default-cell-style-name="ce32"/>
        <table:table-column table:style-name="co10" table:number-columns-repeated="16381" table:default-cell-style-name="ce32"/>
        <table:table-row table:style-name="ro5">
          <table:table-cell office:value-type="string" table:number-columns-spanned="3" table:number-rows-spanned="1" table:style-name="ce27">
            <text:p>Évaluation des sprints du semestre 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3" table:style-name="ce1"/>
          <table:table-cell table:number-columns-repeated="16381"/>
        </table:table-row>
        <table:table-row table:style-name="ro2">
          <table:table-cell office:value-type="string" table:style-name="ce15">
            <text:p>Critères</text:p>
          </table:table-cell>
          <table:table-cell office:value-type="string" table:style-name="ce14">
            <text:p>Note(/10)</text:p>
          </table:table-cell>
          <table:table-cell office:value-type="string" table:style-name="ce15">
            <text:p>Commentaires/Justifications</text:p>
          </table:table-cell>
          <table:table-cell table:number-columns-repeated="16381"/>
        </table:table-row>
        <table:table-row table:style-name="ro2">
          <table:table-cell office:value-type="string" table:style-name="ce20">
            <text:p>Installation de l’environnement de développement ou de production :</text:p>
          </table:table-cell>
          <table:table-cell table:style-name="ce22">
            <office:annotation draw:style-name="a2" svg:x="6.00833333333333in" svg:y="0in" svg:width="1.13333333333333in" svg:height="8.94166666666667in">
              <dc:creator/>
              <text:p><text:span text:style-name="T2">0 : Aucune<text:s/></text:span><text:span text:style-name="T2">procédure<text:s/></text:span><text:span text:style-name="T2">d’installation</text:span><text:span text:style-name="T2"/></text:p>
              <text:p><text:span text:style-name="T2"/></text:p>
              <text:p><text:span text:style-name="T2">2 : Procédure<text:s/></text:span><text:span text:style-name="T2">d’installation<text:s/></text:span><text:span text:style-name="T2">dans fichier<text:s/></text:span><text:span text:style-name="T2">Markdown, mais<text:s/></text:span><text:span text:style-name="T2">qui n’est pas<text:s/></text:span><text:span text:style-name="T2">reproductible car<text:s/></text:span><text:span text:style-name="T2">mal faite</text:span><text:span text:style-name="T2"/></text:p>
              <text:p><text:span text:style-name="T2"/></text:p>
              <text:p><text:span text:style-name="T2">4 : Procédure<text:s/></text:span><text:span text:style-name="T2">d’installation<text:s/></text:span><text:span text:style-name="T2">dans un fichier<text:s/></text:span><text:span text:style-name="T2">Markdown, qui<text:s/></text:span><text:span text:style-name="T2">peut être<text:s/></text:span><text:span text:style-name="T2">reproduite,<text:s/></text:span><text:span text:style-name="T2">malgré le<text:s/></text:span><text:span text:style-name="T2">manque<text:s/></text:span><text:span text:style-name="T2">d’informations</text:span><text:span text:style-name="T2"/></text:p>
              <text:p><text:span text:style-name="T2"/></text:p>
              <text:p><text:span text:style-name="T2">6 : Procédure<text:s/></text:span><text:span text:style-name="T2">d’installation<text:s/></text:span><text:span text:style-name="T2">dans un fichier<text:s/></text:span><text:span text:style-name="T2">Markdown qui est<text:s/></text:span><text:span text:style-name="T2">bien décrite et<text:s/></text:span><text:span text:style-name="T2">facilement<text:s/></text:span><text:span text:style-name="T2">reproductible</text:span><text:span text:style-name="T2"/></text:p>
              <text:p><text:span text:style-name="T2"/></text:p>
              <text:p><text:span text:style-name="T2">8 : Procédure<text:s/></text:span><text:span text:style-name="T2">d’installation<text:s/></text:span><text:span text:style-name="T2">dans un fichier<text:s/></text:span><text:span text:style-name="T2">Markdown, qui<text:s/></text:span><text:span text:style-name="T2">est parfaitement<text:s/></text:span><text:span text:style-name="T2">décrite de<text:s/></text:span><text:span text:style-name="T2">manière claire et<text:s/></text:span><text:span text:style-name="T2">concise, qui est<text:s/></text:span><text:span text:style-name="T2">reproductible<text:s/></text:span><text:span text:style-name="T2">avec en plus un<text:s/></text:span><text:span text:style-name="T2">Dockerfile<text:s/></text:span><text:span text:style-name="T2">permettant de<text:s/></text:span><text:span text:style-name="T2">créer<text:s/></text:span><text:span text:style-name="T2">l’environnement<text:s/></text:span><text:span text:style-name="T2">de<text:s/></text:span><text:span text:style-name="T2">développement<text:s/></text:span><text:span text:style-name="T2">ou de production<text:s/></text:span><text:span text:style-name="T2">(quelques erreurs<text:s/></text:span><text:span text:style-name="T2">possibles dans le<text:s/></text:span><text:span text:style-name="T2">Dockerfile)</text:span><text:span text:style-name="T2"/></text:p>
              <text:p><text:span text:style-name="T2"/></text:p>
              <text:p><text:span text:style-name="T2">10 : Tout est<text:s/></text:span><text:span text:style-name="T2">parfait : fichier<text:s/></text:span><text:span text:style-name="T2">INSTALL.md +<text:s/></text:span><text:span text:style-name="T2">Dockerfil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5">
            <text:p>Sprint 1</text:p>
          </table:table-cell>
          <table:table-cell table:number-columns-repeated="2" table:style-name="ce10"/>
          <table:table-cell table:number-columns-repeated="16381"/>
        </table:table-row>
        <table:table-row table:style-name="ro2">
          <table:table-cell office:value-type="string" table:style-name="ce20">
            <text:p><text:s/>- Spécifications des formats de données</text:p>
          </table:table-cell>
          <table:table-cell table:style-name="ce22">
            <office:annotation draw:style-name="a3" svg:x="6.00833333333333in" svg:y="0.5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Spécifications fonctionnelles</text:p>
          </table:table-cell>
          <table:table-cell table:style-name="ce22">
            <office:annotation draw:style-name="a4" svg:x="6.00833333333333in" svg:y="0.683333333333333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Conception architecturale</text:p>
          </table:table-cell>
          <table:table-cell table:style-name="ce22">
            <office:annotation draw:style-name="a5" svg:x="6.00833333333333in" svg:y="0.858333333333333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Tests unitaires et fonctionnels</text:p>
          </table:table-cell>
          <table:table-cell table:style-name="ce22">
            <office:annotation draw:style-name="a6" svg:x="6.00833333333333in" svg:y="1.03333333333333in" svg:width="1.13333333333333in" svg:height="3.80833333333333in">
              <dc:creator/>
              <text:p><text:span text:style-name="T2">0 : non réalisés</text:span><text:span text:style-name="T2"/></text:p>
              <text:p><text:span text:style-name="T2"/></text:p>
              <text:p><text:span text:style-name="T2">2 : très peu de tests, et tests réalisés manuellement</text:span><text:span text:style-name="T2"/></text:p>
              <text:p><text:span text:style-name="T2"/></text:p>
              <text:p><text:span text:style-name="T2">4 : très peu de tests, mais tests automatisés</text:span><text:span text:style-name="T2"/></text:p>
              <text:p><text:span text:style-name="T2"/></text:p>
              <text:p><text:span text:style-name="T2">6 : couverture de tests incomplète et automatisée</text:span><text:span text:style-name="T2"/></text:p>
              <text:p><text:span text:style-name="T2"/></text:p>
              <text:p><text:span text:style-name="T2">8 : couverture de tests presque complète et automatisée</text:span><text:span text:style-name="T2"/></text:p>
              <text:p><text:span text:style-name="T2"/></text:p>
              <text:p><text:span text:style-name="T2">10 : couverture de tests complète et automatisé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Recette client</text:p>
          </table:table-cell>
          <table:table-cell table:style-name="ce22">
            <office:annotation draw:style-name="a7" svg:x="6.00833333333333in" svg:y="1.21666666666667in" svg:width="1.13333333333333in" svg:height="4.9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réalisée, mais très mal préparée (échec des démonstrations, …)</text:span><text:span text:style-name="T2"/></text:p>
              <text:p><text:span text:style-name="T2"/></text:p>
              <text:p><text:span text:style-name="T2">4 : réalisée, mais <text:s/>a permise de montrer des choses au clients malgré une mauvaise préparation</text:span><text:span text:style-name="T2"/></text:p>
              <text:p><text:span text:style-name="T2"/></text:p>
              <text:p><text:span text:style-name="T2">6 : réalisation, préparation et exécution correcte</text:span><text:span text:style-name="T2"/></text:p>
              <text:p><text:span text:style-name="T2"/></text:p>
              <text:p><text:span text:style-name="T2">8 : réalisation, préparation et exécution très bonne</text:span><text:span text:style-name="T2"/></text:p>
              <text:p><text:span text:style-name="T2"/></text:p>
              <text:p><text:span text:style-name="T2">10 : réalisation, préparation et exécution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5">
            <text:p>Sprint 2</text:p>
          </table:table-cell>
          <table:table-cell table:number-columns-repeated="2" table:style-name="ce10"/>
          <table:table-cell table:number-columns-repeated="16381"/>
        </table:table-row>
        <table:table-row table:style-name="ro2">
          <table:table-cell office:value-type="string" table:style-name="ce20">
            <text:p><text:s/>- Spécifications des formats de données</text:p>
          </table:table-cell>
          <table:table-cell table:style-name="ce22">
            <office:annotation draw:style-name="a8" svg:x="6.00833333333333in" svg:y="1.75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Spécifications fonctionnelles</text:p>
          </table:table-cell>
          <table:table-cell table:style-name="ce22">
            <office:annotation draw:style-name="a9" svg:x="6.00833333333333in" svg:y="1.925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Conception architecturale</text:p>
          </table:table-cell>
          <table:table-cell table:style-name="ce22">
            <office:annotation draw:style-name="a10" svg:x="6.00833333333333in" svg:y="2.1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Tests unitaires et fonctionnels</text:p>
          </table:table-cell>
          <table:table-cell table:style-name="ce22">
            <office:annotation draw:style-name="a11" svg:x="6.00833333333333in" svg:y="2.28333333333333in" svg:width="1.13333333333333in" svg:height="3.80833333333333in">
              <dc:creator/>
              <text:p><text:span text:style-name="T2">0 : non réalisés</text:span><text:span text:style-name="T2"/></text:p>
              <text:p><text:span text:style-name="T2"/></text:p>
              <text:p><text:span text:style-name="T2">2 : très peu de tests, et tests réalisés manuellement</text:span><text:span text:style-name="T2"/></text:p>
              <text:p><text:span text:style-name="T2"/></text:p>
              <text:p><text:span text:style-name="T2">4 : très peu de tests, mais tests automatisés</text:span><text:span text:style-name="T2"/></text:p>
              <text:p><text:span text:style-name="T2"/></text:p>
              <text:p><text:span text:style-name="T2">6 : couverture de tests incomplète et automatisée</text:span><text:span text:style-name="T2"/></text:p>
              <text:p><text:span text:style-name="T2"/></text:p>
              <text:p><text:span text:style-name="T2">8 : couverture de tests presque complète et automatisée</text:span><text:span text:style-name="T2"/></text:p>
              <text:p><text:span text:style-name="T2"/></text:p>
              <text:p><text:span text:style-name="T2">10 : couverture de tests complète et automatisé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Recette client</text:p>
          </table:table-cell>
          <table:table-cell table:style-name="ce22">
            <office:annotation draw:style-name="a12" svg:x="6.00833333333333in" svg:y="2.45833333333333in" svg:width="1.13333333333333in" svg:height="4.9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réalisée, mais très mal préparée (échec des démonstrations, …)</text:span><text:span text:style-name="T2"/></text:p>
              <text:p><text:span text:style-name="T2"/></text:p>
              <text:p><text:span text:style-name="T2">4 : réalisée, mais <text:s/>a permise de montrer des choses au clients malgré une mauvaise préparation</text:span><text:span text:style-name="T2"/></text:p>
              <text:p><text:span text:style-name="T2"/></text:p>
              <text:p><text:span text:style-name="T2">6 : réalisation, préparation et exécution correcte</text:span><text:span text:style-name="T2"/></text:p>
              <text:p><text:span text:style-name="T2"/></text:p>
              <text:p><text:span text:style-name="T2">8 : réalisation, préparation et exécution très bonne</text:span><text:span text:style-name="T2"/></text:p>
              <text:p><text:span text:style-name="T2"/></text:p>
              <text:p><text:span text:style-name="T2">10 : réalisation, préparation et exécution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5">
            <text:p>Sprint 1 et/ou Sprint 2</text:p>
          </table:table-cell>
          <table:table-cell table:number-columns-repeated="2" table:style-name="ce10"/>
          <table:table-cell table:number-columns-repeated="16381"/>
        </table:table-row>
        <table:table-row table:style-name="ro2">
          <table:table-cell office:value-type="string" table:style-name="ce20">
            <text:p><text:s/>- Organisation, transformation et manipulation des données</text:p>
          </table:table-cell>
          <table:table-cell table:style-name="ce22">
            <office:annotation draw:style-name="a13" svg:x="6.00833333333333in" svg:y="2.99166666666667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Lecture/Écriture et transmission de données</text:p>
          </table:table-cell>
          <table:table-cell table:style-name="ce22">
            <office:annotation draw:style-name="a14" svg:x="6.00833333333333in" svg:y="3.16666666666667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  <table:table table:name="Sprints_S4" table:style-name="ta1"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10" table:number-columns-repeated="16381" table:default-cell-style-name="ce32"/>
        <table:table-row table:style-name="ro5">
          <table:table-cell office:value-type="string" table:number-columns-spanned="3" table:number-rows-spanned="1" table:style-name="ce27">
            <text:p>Évaluation des sprints du semestre 4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3" table:style-name="ce1"/>
          <table:table-cell table:number-columns-repeated="16381"/>
        </table:table-row>
        <table:table-row table:style-name="ro2">
          <table:table-cell office:value-type="string" table:style-name="ce15">
            <text:p>Critères</text:p>
          </table:table-cell>
          <table:table-cell office:value-type="string" table:style-name="ce14">
            <text:p>Note(/10)</text:p>
          </table:table-cell>
          <table:table-cell office:value-type="string" table:style-name="ce15">
            <text:p>Commentaires/Justifications</text:p>
          </table:table-cell>
          <table:table-cell table:number-columns-repeated="16381"/>
        </table:table-row>
        <table:table-row table:style-name="ro2">
          <table:table-cell table:number-columns-repeated="3" table:style-name="ce20"/>
          <table:table-cell table:number-columns-repeated="16381"/>
        </table:table-row>
        <table:table-row table:style-name="ro2">
          <table:table-cell office:value-type="string" table:style-name="ce15">
            <text:p>Sprint 3</text:p>
          </table:table-cell>
          <table:table-cell table:number-columns-repeated="2" table:style-name="ce10"/>
          <table:table-cell table:number-columns-repeated="16381"/>
        </table:table-row>
        <table:table-row table:style-name="ro2">
          <table:table-cell office:value-type="string" table:style-name="ce20">
            <text:p><text:s/>- Optimiser les données</text:p>
          </table:table-cell>
          <table:table-cell table:style-name="ce22">
            <office:annotation draw:style-name="a15" svg:x="4.24166666666667in" svg:y="0.325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Assurer la confidentialité des données</text:p>
          </table:table-cell>
          <table:table-cell table:style-name="ce22">
            <office:annotation draw:style-name="a16" svg:x="4.24166666666667in" svg:y="0.5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Sécurité du système</text:p>
          </table:table-cell>
          <table:table-cell table:style-name="ce22">
            <office:annotation draw:style-name="a17" svg:x="4.24166666666667in" svg:y="0.683333333333333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Utiliser des algorithmes adaptés</text:p>
          </table:table-cell>
          <table:table-cell table:style-name="ce22">
            <office:annotation draw:style-name="a18" svg:x="4.24166666666667in" svg:y="0.858333333333333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Tests unitaires et fonctionnels</text:p>
          </table:table-cell>
          <table:table-cell table:style-name="ce22">
            <office:annotation draw:style-name="a19" svg:x="4.24166666666667in" svg:y="1.03333333333333in" svg:width="1.13333333333333in" svg:height="3.80833333333333in">
              <dc:creator/>
              <text:p><text:span text:style-name="T2">0 : non réalisés</text:span><text:span text:style-name="T2"/></text:p>
              <text:p><text:span text:style-name="T2"/></text:p>
              <text:p><text:span text:style-name="T2">2 : très peu de tests, et tests réalisés manuellement</text:span><text:span text:style-name="T2"/></text:p>
              <text:p><text:span text:style-name="T2"/></text:p>
              <text:p><text:span text:style-name="T2">4 : très peu de tests, mais tests automatisés</text:span><text:span text:style-name="T2"/></text:p>
              <text:p><text:span text:style-name="T2"/></text:p>
              <text:p><text:span text:style-name="T2">6 : couverture de tests incomplète et automatisée</text:span><text:span text:style-name="T2"/></text:p>
              <text:p><text:span text:style-name="T2"/></text:p>
              <text:p><text:span text:style-name="T2">8 : couverture de tests presque complète et automatisée</text:span><text:span text:style-name="T2"/></text:p>
              <text:p><text:span text:style-name="T2"/></text:p>
              <text:p><text:span text:style-name="T2">10 : couverture de tests complète et automatisé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Recette client</text:p>
          </table:table-cell>
          <table:table-cell table:style-name="ce22">
            <office:annotation draw:style-name="a20" svg:x="4.24166666666667in" svg:y="1.21666666666667in" svg:width="1.13333333333333in" svg:height="4.9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réalisée, mais très mal préparée (échec des démonstrations, …)</text:span><text:span text:style-name="T2"/></text:p>
              <text:p><text:span text:style-name="T2"/></text:p>
              <text:p><text:span text:style-name="T2">4 : réalisée, mais <text:s/>a permise de montrer des choses au clients malgré une mauvaise préparation</text:span><text:span text:style-name="T2"/></text:p>
              <text:p><text:span text:style-name="T2"/></text:p>
              <text:p><text:span text:style-name="T2">6 : réalisation, préparation et exécution correcte</text:span><text:span text:style-name="T2"/></text:p>
              <text:p><text:span text:style-name="T2"/></text:p>
              <text:p><text:span text:style-name="T2">8 : réalisation, préparation et exécution très bonne</text:span><text:span text:style-name="T2"/></text:p>
              <text:p><text:span text:style-name="T2"/></text:p>
              <text:p><text:span text:style-name="T2">10 : réalisation, préparation et exécution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5">
            <text:p>Sprint 4</text:p>
          </table:table-cell>
          <table:table-cell table:number-columns-repeated="2" table:style-name="ce10"/>
          <table:table-cell table:number-columns-repeated="16381"/>
        </table:table-row>
        <table:table-row table:style-name="ro2">
          <table:table-cell office:value-type="string" table:style-name="ce20">
            <text:p><text:s/>- Optimiser les données</text:p>
          </table:table-cell>
          <table:table-cell table:style-name="ce22">
            <office:annotation draw:style-name="a21" svg:x="4.24166666666667in" svg:y="1.75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Assurer la confidentialité des données</text:p>
          </table:table-cell>
          <table:table-cell table:style-name="ce22">
            <office:annotation draw:style-name="a22" svg:x="4.24166666666667in" svg:y="1.925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Sécurité du système</text:p>
          </table:table-cell>
          <table:table-cell table:style-name="ce22">
            <office:annotation draw:style-name="a23" svg:x="4.24166666666667in" svg:y="2.1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Utiliser des algorithmes adaptés</text:p>
          </table:table-cell>
          <table:table-cell table:style-name="ce22">
            <office:annotation draw:style-name="a24" svg:x="4.24166666666667in" svg:y="2.28333333333333in" svg:width="1.13333333333333in" svg:height="2.56666666666667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très incomplète ou trop superficielle</text:span><text:span text:style-name="T2"/></text:p>
              <text:p><text:span text:style-name="T2"/></text:p>
              <text:p><text:span text:style-name="T2">4 : incomplète ou erronée</text:span><text:span text:style-name="T2"/></text:p>
              <text:p><text:span text:style-name="T2"/></text:p>
              <text:p><text:span text:style-name="T2">6 : correcte, mais quelques erreurs</text:span><text:span text:style-name="T2"/></text:p>
              <text:p><text:span text:style-name="T2"/></text:p>
              <text:p><text:span text:style-name="T2">8 : très bonne</text:span><text:span text:style-name="T2"/></text:p>
              <text:p><text:span text:style-name="T2"/></text:p>
              <text:p><text:span text:style-name="T2">10 : Excellen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Tests unitaires et fonctionnels</text:p>
          </table:table-cell>
          <table:table-cell table:style-name="ce22">
            <office:annotation draw:style-name="a25" svg:x="4.24166666666667in" svg:y="2.45833333333333in" svg:width="1.13333333333333in" svg:height="3.80833333333333in">
              <dc:creator/>
              <text:p><text:span text:style-name="T2">0 : non réalisés</text:span><text:span text:style-name="T2"/></text:p>
              <text:p><text:span text:style-name="T2"/></text:p>
              <text:p><text:span text:style-name="T2">2 : très peu de tests, et tests réalisés manuellement</text:span><text:span text:style-name="T2"/></text:p>
              <text:p><text:span text:style-name="T2"/></text:p>
              <text:p><text:span text:style-name="T2">4 : très peu de tests, mais tests automatisés</text:span><text:span text:style-name="T2"/></text:p>
              <text:p><text:span text:style-name="T2"/></text:p>
              <text:p><text:span text:style-name="T2">6 : couverture de tests incomplète et automatisée</text:span><text:span text:style-name="T2"/></text:p>
              <text:p><text:span text:style-name="T2"/></text:p>
              <text:p><text:span text:style-name="T2">8 : couverture de tests presque complète et automatisée</text:span><text:span text:style-name="T2"/></text:p>
              <text:p><text:span text:style-name="T2"/></text:p>
              <text:p><text:span text:style-name="T2">10 : couverture de tests complète et automatisé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<text:s/>- Recette client</text:p>
          </table:table-cell>
          <table:table-cell table:style-name="ce22">
            <office:annotation draw:style-name="a26" svg:x="4.24166666666667in" svg:y="2.63333333333333in" svg:width="1.13333333333333in" svg:height="4.9in">
              <dc:creator/>
              <text:p><text:span text:style-name="T2">0 : non réalisée</text:span><text:span text:style-name="T2"/></text:p>
              <text:p><text:span text:style-name="T2"/></text:p>
              <text:p><text:span text:style-name="T2">2 : réalisée, mais très mal préparée (échec des démonstrations, …)</text:span><text:span text:style-name="T2"/></text:p>
              <text:p><text:span text:style-name="T2"/></text:p>
              <text:p><text:span text:style-name="T2">4 : réalisée, mais <text:s/>a permise de montrer des choses au clients malgré une mauvaise préparation</text:span><text:span text:style-name="T2"/></text:p>
              <text:p><text:span text:style-name="T2"/></text:p>
              <text:p><text:span text:style-name="T2">6 : réalisation, préparation et exécution correcte</text:span><text:span text:style-name="T2"/></text:p>
              <text:p><text:span text:style-name="T2"/></text:p>
              <text:p><text:span text:style-name="T2">8 : réalisation, préparation et exécution très bonne</text:span><text:span text:style-name="T2"/></text:p>
              <text:p><text:span text:style-name="T2"/></text:p>
              <text:p><text:span text:style-name="T2">10 : réalisation, préparation et exécution excellente</text:span></text:p>
            </office:annotation>
          </table:table-cell>
          <table:table-cell table:style-name="ce20"/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Gestion_Projet" table:style-name="ta1">
        <table:table-column table:style-name="co22" table:default-cell-style-name="ce32"/>
        <table:table-column table:style-name="co9" table:default-cell-style-name="ce32"/>
        <table:table-column table:style-name="co23" table:default-cell-style-name="ce32"/>
        <table:table-column table:style-name="co10" table:number-columns-repeated="16381" table:default-cell-style-name="ce32"/>
        <table:table-row table:style-name="ro5">
          <table:table-cell office:value-type="string" table:number-columns-spanned="3" table:number-rows-spanned="1" table:style-name="ce31">
            <text:p>Gestion de proje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3" table:style-name="ce1"/>
          <table:table-cell table:number-columns-repeated="16381"/>
        </table:table-row>
        <table:table-row table:style-name="ro2">
          <table:table-cell office:value-type="string" table:style-name="ce14">
            <text:p>S3</text:p>
          </table:table-cell>
          <table:table-cell office:value-type="string" table:style-name="ce14">
            <text:p>Note (/10)</text:p>
          </table:table-cell>
          <table:table-cell office:value-type="string" table:style-name="ce14">
            <text:p>Commentaires/Justifications</text:p>
          </table:table-cell>
          <table:table-cell table:number-columns-repeated="16381"/>
        </table:table-row>
        <table:table-row table:style-name="ro2">
          <table:table-cell office:value-type="string" table:style-name="ce20">
            <text:p>Composition du groupe (fichier AUTHORS.md)</text:p>
          </table:table-cell>
          <table:table-cell table:style-name="ce28">
            <office:annotation draw:style-name="a27" svg:x="4.18333333333333in" svg:y="0.025in" svg:width="1.13333333333333in" svg:height="0.7in">
              <dc:creator/>
              <text:p><text:span text:style-name="T1">0 : Aucun</text:span></text:p>
              <text:p><text:span text:style-name="T1">6 : partielle</text:span></text:p>
              <text:p><text:span text:style-name="T1">10 : complète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Présentation du projet (fichier README.md)</text:p>
          </table:table-cell>
          <table:table-cell table:style-name="ce28">
            <office:annotation draw:style-name="a28" svg:x="4.18333333333333in" svg:y="0.2in" svg:width="1.13333333333333in" svg:height="5.825in">
              <dc:creator/>
              <text:p><text:span text:style-name="T1">0 : Aucun</text:span></text:p>
              <text:p><text:span text:style-name="T1">2 : Inchangé par les étudiants</text:span></text:p>
              <text:p><text:span text:style-name="T1">4 : modifications mineurs et n’apportant pas d’informations supplémentaires par rapport à la description initiale du projet</text:span></text:p>
              <text:p><text:span text:style-name="T1"><text:s/></text:span></text:p>
              <text:p><text:span text:style-name="T1">6 : modifications apportant des informations supplémentaires permettant de mieux comprendre le projet, mais mal rédigées</text:span></text:p>
              <text:p><text:span text:style-name="T1"/></text:p>
              <text:p><text:span text:style-name="T1">8 : bonne présentation du projet (avec ajout d’informations supplémentaires)</text:span></text:p>
              <text:p><text:span text:style-name="T1"/></text:p>
              <text:p><text:span text:style-name="T1">10 : présentation complète, claire et précise du projet (version initiale modifiée par les étudiants)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Planification du sprint (jalons et tickets)</text:p>
          </table:table-cell>
          <table:table-cell table:style-name="ce28">
            <office:annotation draw:style-name="a29" svg:x="4.18333333333333in" svg:y="0.35in" svg:width="1.13333333333333in" svg:height="4.11666666666667in">
              <dc:creator/>
              <text:p><text:span text:style-name="T1">0 : Aucun</text:span></text:p>
              <text:p><text:span text:style-name="T1"/></text:p>
              <text:p><text:span text:style-name="T1">2 : Quelques tickets, mais pas de planification</text:span></text:p>
              <text:p><text:span text:style-name="T1"/></text:p>
              <text:p><text:span text:style-name="T1">4 : Des tickets et une planification très superficielle</text:span></text:p>
              <text:p><text:span text:style-name="T1"/></text:p>
              <text:p><text:span text:style-name="T1">6 : Des tickets, des jalons et une bonne planification</text:span></text:p>
              <text:p><text:span text:style-name="T1"/></text:p>
              <text:p><text:span text:style-name="T1">8 : De nombreux tickets et jalon et une très bonne planification</text:span></text:p>
              <text:p><text:span text:style-name="T1"/></text:p>
              <text:p><text:span text:style-name="T1">10 : De nombreux tickets et jalon et une excellente planification</text:span></text:p>
              <text:p/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Temps passés et affectation des tâches</text:p>
          </table:table-cell>
          <table:table-cell table:style-name="ce28">
            <office:annotation draw:style-name="a30" svg:x="4.18333333333333in" svg:y="0.5in" svg:width="1.13333333333333in" svg:height="4.74166666666667in">
              <dc:creator/>
              <text:p><text:span text:style-name="T1">0 : aucun temps passés, aucune affectation</text:span></text:p>
              <text:p><text:span text:style-name="T1"/></text:p>
              <text:p><text:span text:style-name="T1">2 : très peu de temps passés et d’affectation</text:span></text:p>
              <text:p><text:span text:style-name="T1"/></text:p>
              <text:p><text:span text:style-name="T1">4 : temps passés <text:s/>et affectation, mais en nombre insuffisant</text:span></text:p>
              <text:p><text:span text:style-name="T1"/></text:p>
              <text:p><text:span text:style-name="T1">6 : des temps passés et presque toutes les tâches sont affectées</text:span></text:p>
              <text:p><text:span text:style-name="T1"/></text:p>
              <text:p><text:span text:style-name="T1">8 : des temps passés et toutes les tâches sont affectées</text:span></text:p>
              <text:p><text:span text:style-name="T1"/></text:p>
              <text:p><text:span text:style-name="T1">10 : toutes les tâches sont affectées et tous les temps passés sont renseignés.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Utilisation du dépôt Git</text:p>
          </table:table-cell>
          <table:table-cell table:style-name="ce28">
            <office:annotation draw:style-name="a31" svg:x="4.18333333333333in" svg:y="0.683333333333333in" svg:width="1.13333333333333in" svg:height="4.9in">
              <dc:creator/>
              <text:p><text:span text:style-name="T1">0 : inutilisé</text:span></text:p>
              <text:p><text:span text:style-name="T1"/></text:p>
              <text:p><text:span text:style-name="T1">2 : très superficiellement et mal utilisé (pas de branches, …)</text:span></text:p>
              <text:p><text:span text:style-name="T1"/></text:p>
              <text:p><text:span text:style-name="T1">4 : mauvaise utilisation (pas de branche, mauvaise organisation des répertoires)</text:span></text:p>
              <text:p><text:span text:style-name="T1"/></text:p>
              <text:p><text:span text:style-name="T1">6 : bonne utilisation et bonne organisation des répertoires</text:span></text:p>
              <text:p><text:span text:style-name="T1"/></text:p>
              <text:p><text:span text:style-name="T1">8 : très bonne utilisation (branches et organisation des répertoires)</text:span></text:p>
              <text:p><text:span text:style-name="T1"/></text:p>
              <text:p><text:span text:style-name="T1">10 : Excellente (branches,et organisation des répertoires)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9">
            <text:p>Note gestion de projet</text:p>
          </table:table-cell>
          <table:table-cell office:value-type="float" office:value="0" table:formula="of:=AVERAGE([.B6:.B8])" table:style-name="ce30">
            <text:p>#DIV/0!</text:p>
          </table:table-cell>
          <table:table-cell table:style-name="ce20"/>
          <table:table-cell table:number-columns-repeated="16381"/>
        </table:table-row>
        <table:table-row table:style-name="ro2">
          <table:table-cell table:number-columns-repeated="3" table:style-name="ce1"/>
          <table:table-cell table:number-columns-repeated="16381"/>
        </table:table-row>
        <table:table-row table:style-name="ro2">
          <table:table-cell office:value-type="string" table:style-name="ce14">
            <text:p>S4</text:p>
          </table:table-cell>
          <table:table-cell table:number-columns-repeated="2" table:style-name="ce15"/>
          <table:table-cell table:number-columns-repeated="16381"/>
        </table:table-row>
        <table:table-row table:style-name="ro2">
          <table:table-cell office:value-type="string" table:style-name="ce20">
            <text:p>Planification du sprint (jalons et tickets)</text:p>
          </table:table-cell>
          <table:table-cell table:style-name="ce28">
            <office:annotation draw:style-name="a32" svg:x="4.18333333333333in" svg:y="1.39166666666667in" svg:width="1.13333333333333in" svg:height="4.11666666666667in">
              <dc:creator/>
              <text:p><text:span text:style-name="T1">0 : Aucun</text:span></text:p>
              <text:p><text:span text:style-name="T1"/></text:p>
              <text:p><text:span text:style-name="T1">2 : Quelques tickets, mais pas de planification</text:span></text:p>
              <text:p><text:span text:style-name="T1"/></text:p>
              <text:p><text:span text:style-name="T1">4 : Des tickets et une planification très superficielle</text:span></text:p>
              <text:p><text:span text:style-name="T1"/></text:p>
              <text:p><text:span text:style-name="T1">6 : Des tickets, des jalons et une bonne planification</text:span></text:p>
              <text:p><text:span text:style-name="T1"/></text:p>
              <text:p><text:span text:style-name="T1">8 : De nombreux tickets et jalon et une très bonne planification</text:span></text:p>
              <text:p><text:span text:style-name="T1"/></text:p>
              <text:p><text:span text:style-name="T1">10 : De nombreux tickets et jalon et une excellente planification</text:span></text:p>
              <text:p/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Temps passés et affectation des tâches</text:p>
          </table:table-cell>
          <table:table-cell table:style-name="ce28">
            <office:annotation draw:style-name="a33" svg:x="4.18333333333333in" svg:y="1.56666666666667in" svg:width="1.13333333333333in" svg:height="4.74166666666667in">
              <dc:creator/>
              <text:p><text:span text:style-name="T1">0 : aucun temps passés, aucune affectation</text:span></text:p>
              <text:p><text:span text:style-name="T1"/></text:p>
              <text:p><text:span text:style-name="T1">2 : très peu de temps passés et d’affectation</text:span></text:p>
              <text:p><text:span text:style-name="T1"/></text:p>
              <text:p><text:span text:style-name="T1">4 : temps passés <text:s/>et affectation, mais en nombre insuffisant</text:span></text:p>
              <text:p><text:span text:style-name="T1"/></text:p>
              <text:p><text:span text:style-name="T1">6 : des temps passés et presque toutes les tâches sont affectées</text:span></text:p>
              <text:p><text:span text:style-name="T1"/></text:p>
              <text:p><text:span text:style-name="T1">8 : des temps passés et toutes les tâches sont affectées</text:span></text:p>
              <text:p><text:span text:style-name="T1"/></text:p>
              <text:p><text:span text:style-name="T1">10 : toutes les tâches sont affectées et tous les temps passés sont renseignés.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0">
            <text:p>Utilisation du dépôt Git</text:p>
          </table:table-cell>
          <table:table-cell table:style-name="ce28">
            <office:annotation draw:style-name="a34" svg:x="4.18333333333333in" svg:y="1.75in" svg:width="1.13333333333333in" svg:height="4.9in">
              <dc:creator/>
              <text:p><text:span text:style-name="T1">0 : inutilisé</text:span></text:p>
              <text:p><text:span text:style-name="T1"/></text:p>
              <text:p><text:span text:style-name="T1">2 : très superficiellement et mal utilisé (pas de branches, …)</text:span></text:p>
              <text:p><text:span text:style-name="T1"/></text:p>
              <text:p><text:span text:style-name="T1">4 : mauvaise utilisation (pas de branche, mauvaise organisation des répertoires)</text:span></text:p>
              <text:p><text:span text:style-name="T1"/></text:p>
              <text:p><text:span text:style-name="T1">6 : bonne utilisation et bonne organisation des répertoires</text:span></text:p>
              <text:p><text:span text:style-name="T1"/></text:p>
              <text:p><text:span text:style-name="T1">8 : très bonne utilisation (branches et organisation des répertoires)</text:span></text:p>
              <text:p><text:span text:style-name="T1"/></text:p>
              <text:p><text:span text:style-name="T1">10 : Excellente (branches,et organisation des répertoires)</text:span></text:p>
            </office:annotation>
          </table:table-cell>
          <table:table-cell table:style-name="ce20"/>
          <table:table-cell table:number-columns-repeated="16381"/>
        </table:table-row>
        <table:table-row table:style-name="ro2">
          <table:table-cell office:value-type="string" table:style-name="ce29">
            <text:p>Note gestion de projet</text:p>
          </table:table-cell>
          <table:table-cell office:value-type="float" office:value="0" table:formula="of:=AVERAGE([.B12:.B14])" table:style-name="ce30">
            <text:p>#DIV/0!</text:p>
          </table:table-cell>
          <table:table-cell table:style-name="ce20"/>
          <table:table-cell table:number-columns-repeated="16381"/>
        </table:table-row>
        <table:table-row table:number-rows-repeated="1048561" table:style-name="ro2">
          <table:table-cell table:number-columns-repeated="16384"/>
        </table:table-row>
      </table:table>
      <table:table table:name="Soutenance" table:style-name="ta1">
        <table:table-column table:style-name="co24" table:default-cell-style-name="ce67"/>
        <table:table-column table:style-name="co20" table:default-cell-style-name="ce67"/>
        <table:table-column table:style-name="co3" table:number-columns-repeated="5" table:default-cell-style-name="ce67"/>
        <table:table-column table:style-name="co9" table:number-columns-repeated="1012" table:default-cell-style-name="ce67"/>
        <table:table-column table:style-name="co9" table:number-columns-repeated="5" table:default-cell-style-name="ce68"/>
        <table:table-column table:style-name="co10" table:number-columns-repeated="15360" table:default-cell-style-name="ce32"/>
        <table:table-row table:style-name="ro1">
          <table:table-cell office:value-type="string" table:number-columns-spanned="7" table:number-rows-spanned="1" table:style-name="ce9">
            <text:p>Situation d’évaluation et d’apprentissage BUT 2 (Soutenance)</text:p>
          </table:table-cell>
          <table:covered-table-cell table:number-columns-repeated="6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table:number-columns-repeated="3" table:style-name="ce3"/>
          <table:table-cell table:number-columns-repeated="2" table:style-name="ce2"/>
          <table:table-cell table:number-columns-repeated="1014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office:value-type="string" table:style-name="ce12">
            <text:p>Projet :</text:p>
          </table:table-cell>
          <table:table-cell office:value-type="float" office:value="0" table:formula="of:=['S3'.B3]" table:number-columns-spanned="2" table:number-rows-spanned="1" table:content-validation-name="val6" table:style-name="ce13">
            <text:p>0</text:p>
          </table:table-cell>
          <table:covered-table-cell/>
          <table:table-cell table:number-columns-repeated="2" table:style-name="ce2"/>
          <table:table-cell table:number-columns-repeated="1014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office:value-type="string" table:style-name="ce12">
            <text:p>Tuteur enseignant :</text:p>
          </table:table-cell>
          <table:table-cell office:value-type="float" office:value="0" table:formula="of:=['S3'.B4]" table:number-columns-spanned="2" table:number-rows-spanned="1" table:content-validation-name="val6" table:style-name="ce13">
            <text:p>0</text:p>
          </table:table-cell>
          <table:covered-table-cell/>
          <table:table-cell table:number-columns-repeated="2" table:style-name="ce2"/>
          <table:table-cell table:number-columns-repeated="1014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office:value-type="string" table:style-name="ce12">
            <text:p>Client (si présent) :</text:p>
          </table:table-cell>
          <table:table-cell table:number-columns-spanned="2" table:number-rows-spanned="1" table:content-validation-name="val6" table:style-name="ce33"/>
          <table:covered-table-cell/>
          <table:table-cell table:number-columns-repeated="2" table:style-name="ce6"/>
          <table:table-cell table:number-columns-repeated="1014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office:value-type="string" table:style-name="ce12">
            <text:p>Autre membre du jury (si présent) :</text:p>
          </table:table-cell>
          <table:table-cell table:number-columns-spanned="2" table:number-rows-spanned="1" table:content-validation-name="val6" table:style-name="ce33"/>
          <table:covered-table-cell/>
          <table:table-cell table:number-columns-repeated="1016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table:number-columns-repeated="3" table:style-name="ce68"/>
          <table:table-cell table:number-columns-repeated="1016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69">
            <text:p>Structuration des idées de l'exposé oral</text:p>
          </table:table-cell>
          <table:table-cell office:value-type="string" table:style-name="ce70">
            <text:p>Note(/10)</text:p>
          </table:table-cell>
          <table:table-cell office:value-type="string" table:number-columns-spanned="5" table:number-rows-spanned="1" table:style-name="ce71">
            <text:p>Commentaires/Justifications</text:p>
          </table:table-cell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Présentation de fonctionnalité</text:p>
          </table:table-cell>
          <table:table-cell table:style-name="ce73">
            <office:annotation draw:style-name="a35" svg:x="4.41666666666667in" svg:y="1.58333333333333in" svg:width="2.9in" svg:height="1.00833333333333in">
              <dc:creator/>
              <text:p><text:span text:style-name="T2">0 : non réalisée</text:span><text:span text:style-name="T2"/></text:p>
              <text:p><text:span text:style-name="T2">2 : la fonctionnalité n’est situé dans le projet</text:span><text:span text:style-name="T2"/></text:p>
              <text:p><text:span text:style-name="T2">4 : pas clair</text:span><text:span text:style-name="T2"/></text:p>
              <text:p><text:span text:style-name="T2">6 : correcte, mais reste des zones d’ombre</text:span><text:span text:style-name="T2"/></text:p>
              <text:p><text:span text:style-name="T2">8 : très bonne</text:span><text:span text:style-name="T2"/></text:p>
              <text:p><text:span text:style-name="T2">10 : Excellente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Présentation de Tests</text:p>
          </table:table-cell>
          <table:table-cell table:style-name="ce73">
            <office:annotation draw:style-name="a36" svg:x="4.425in" svg:y="2.075in" svg:width="3.88333333333333in" svg:height="1.00833333333333in">
              <dc:creator/>
              <text:p><text:span text:style-name="T2">0 : non réalisés</text:span><text:span text:style-name="T2"/></text:p>
              <text:p><text:span text:style-name="T2">2 : simplement mentionné</text:span><text:span text:style-name="T2"/></text:p>
              <text:p><text:span text:style-name="T2">4 : très peu de tests indiqués</text:span><text:span text:style-name="T2"/></text:p>
              <text:p><text:span text:style-name="T2">6 : la méthode pour sélectionner des test semble incomplète</text:span><text:span text:style-name="T2"/></text:p>
              <text:p><text:span text:style-name="T2">8 : automatisé</text:span><text:span text:style-name="T2"/></text:p>
              <text:p><text:span text:style-name="T2">10 : avec des tests de performances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Choix des éléments traités</text:p>
          </table:table-cell>
          <table:table-cell table:style-name="ce73">
            <office:annotation draw:style-name="a37" svg:x="4.575in" svg:y="2.33333333333333in" svg:width="3.575in" svg:height="1.00833333333333in">
              <dc:creator/>
              <text:p><text:span text:style-name="T2">0 : aucune structuration des idées</text:span><text:span text:style-name="T2"/></text:p>
              <text:p><text:span text:style-name="T2">2 : quelques idées peu structuré</text:span><text:span text:style-name="T2"/></text:p>
              <text:p><text:span text:style-name="T2">4 : manque les éléments essentiels</text:span><text:span text:style-name="T2"/></text:p>
              <text:p><text:span text:style-name="T2">6 : donne une vision globale grâce à quelques fonctions</text:span><text:span text:style-name="T2"/></text:p>
              <text:p><text:span text:style-name="T2">8 : très bien</text:span><text:span text:style-name="T2"/></text:p>
              <text:p><text:span text:style-name="T2">10 : couverture complète malgré le temps limité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table:number-columns-repeated="7" table:style-name="ce68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69">
            <text:p>Prestation orale</text:p>
          </table:table-cell>
          <table:table-cell table:style-name="ce74"/>
          <table:table-cell table:number-columns-spanned="5" table:number-rows-spanned="1" table:style-name="ce7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Distribution de la parole</text:p>
          </table:table-cell>
          <table:table-cell table:style-name="ce73">
            <office:annotation draw:style-name="a38" svg:x="4.41666666666667in" svg:y="2.93333333333333in" svg:width="3.9in" svg:height="1.24166666666667in">
              <dc:creator/>
              <text:p><text:span text:style-name="T2">0 : un seul s’est exprimé</text:span><text:span text:style-name="T2"/></text:p>
              <text:p><text:span text:style-name="T2">2 : monopolisation par un ou deux</text:span><text:span text:style-name="T2"/></text:p>
              <text:p><text:span text:style-name="T2">4 : tous ont présenté quelques chose</text:span><text:span text:style-name="T2"/></text:p>
              <text:p><text:span text:style-name="T2">6 : tous ont préparé</text:span><text:span text:style-name="T2"/></text:p>
              <text:p><text:span text:style-name="T2">8 : chacun à pris la parole sans qu’il y ai hésitation des autres</text:span><text:span text:style-name="T2"/></text:p>
              <text:p><text:span text:style-name="T2">10 : Excellente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Respect du temps de présentation</text:p>
          </table:table-cell>
          <table:table-cell table:style-name="ce73">
            <office:annotation draw:style-name="a39" svg:x="4.41666666666667in" svg:y="3.2in" svg:width="2.1in" svg:height="1.00833333333333in">
              <dc:creator/>
              <text:p><text:span text:style-name="T2">0  <text:s/>: absent</text:span><text:span text:style-name="T2"/></text:p>
              <text:p><text:span text:style-name="T2">2  <text:s/>: <text:s/>&lt; 3 min</text:span><text:span text:style-name="T2"/></text:p>
              <text:p><text:span text:style-name="T2">4  <text:s/>: &lt; 5 min</text:span><text:span text:style-name="T2"/></text:p>
              <text:p><text:span text:style-name="T2">6  <text:s/>: &lt; 7 min ou coupé à 9 min</text:span><text:span text:style-name="T2"/></text:p>
              <text:p><text:span text:style-name="T2">8  <text:s/>: 7’30" ou 8’30" min</text:span><text:span text:style-name="T2"/></text:p>
              <text:p><text:span text:style-name="T2">10 : 8 min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Réponses aux questions</text:p>
          </table:table-cell>
          <table:table-cell table:style-name="ce73">
            <office:annotation draw:style-name="a40" svg:x="4.41666666666667in" svg:y="3.475in" svg:width="2.525in" svg:height="1.00833333333333in">
              <dc:creator/>
              <text:p><text:span text:style-name="T2">0  <text:s/>: pas de réponses</text:span><text:span text:style-name="T2"/></text:p>
              <text:p><text:span text:style-name="T2">2  <text:s/>: oui/non</text:span><text:span text:style-name="T2"/></text:p>
              <text:p><text:span text:style-name="T2">4  <text:s/>: incomplète ou erronée</text:span><text:span text:style-name="T2"/></text:p>
              <text:p><text:span text:style-name="T2">6  <text:s/>: correcte, mais quelques erreurs</text:span><text:span text:style-name="T2"/></text:p>
              <text:p><text:span text:style-name="T2">8  <text:s/>: très bonne</text:span><text:span text:style-name="T2"/></text:p>
              <text:p><text:span text:style-name="T2">10 : Excellente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table:number-columns-repeated="7" table:style-name="ce68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69">
            <text:p>Supports visuels de PAO</text:p>
          </table:table-cell>
          <table:table-cell table:style-name="ce74"/>
          <table:table-cell table:number-columns-spanned="5" table:number-rows-spanned="1" table:style-name="ce7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Démo explicative</text:p>
          </table:table-cell>
          <table:table-cell table:style-name="ce73">
            <office:annotation draw:style-name="a41" svg:x="4.50833333333333in" svg:y="4.51666666666667in" svg:width="2.79166666666667in" svg:height="1.00833333333333in">
              <dc:creator/>
              <text:p><text:span text:style-name="T2">0 : non réalisée</text:span><text:span text:style-name="T2"/></text:p>
              <text:p><text:span text:style-name="T2">2 : ne présente aucune fonctionnalité</text:span><text:span text:style-name="T2"/></text:p>
              <text:p><text:span text:style-name="T2">4 : pas clair</text:span><text:span text:style-name="T2"/></text:p>
              <text:p><text:span text:style-name="T2">6 : bonne mais incomplète</text:span><text:span text:style-name="T2"/></text:p>
              <text:p><text:span text:style-name="T2">8 : très bonne</text:span><text:span text:style-name="T2"/></text:p>
              <text:p><text:span text:style-name="T2">10 : Excellente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Diaporama clair et lisible</text:p>
          </table:table-cell>
          <table:table-cell table:style-name="ce73">
            <office:annotation draw:style-name="a42" svg:x="4.41666666666667in" svg:y="4.65833333333333in" svg:width="2.68333333333333in" svg:height="0.85in">
              <dc:creator/>
              <text:p><text:span text:style-name="T2">0 : non réalisée</text:span><text:span text:style-name="T2"/></text:p>
              <text:p><text:span text:style-name="T2">2 : aucune information</text:span><text:span text:style-name="T2"/></text:p>
              <text:p><text:span text:style-name="T2">4 : apporte de la confusion</text:span><text:span text:style-name="T2"/></text:p>
              <text:p><text:span text:style-name="T2">8 : très bonne</text:span><text:span text:style-name="T2"/></text:p>
              <text:p><text:span text:style-name="T2">10 : Excellente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table:number-columns-repeated="16384" table:style-name="ce68"/>
        </table:table-row>
        <table:table-row table:style-name="ro4">
          <table:table-cell office:value-type="string" table:style-name="ce69">
            <text:p>Rendu client</text:p>
          </table:table-cell>
          <table:table-cell table:style-name="ce74"/>
          <table:table-cell table:number-columns-spanned="5" table:number-rows-spanned="1" table:style-name="ce7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Degrés d’achèvement</text:p>
          </table:table-cell>
          <table:table-cell table:style-name="ce73">
            <office:annotation draw:style-name="a43" svg:x="4.41666666666667in" svg:y="5.275in" svg:width="3.03333333333333in" svg:height="0.95in">
              <dc:creator/>
              <text:p><text:span text:style-name="T2">0 : non réalisée</text:span><text:span text:style-name="T2"/></text:p>
              <text:p><text:span text:style-name="T2">2 : il y a une fonction, ne se lance pas</text:span><text:span text:style-name="T2"/></text:p>
              <text:p><text:span text:style-name="T2">4 : incomplet</text:span><text:span text:style-name="T2"/></text:p>
              <text:p><text:span text:style-name="T2">8 : facile à utiliser</text:span><text:span text:style-name="T2"/></text:p>
              <text:p><text:span text:style-name="T2">10 : Excellente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4">
          <table:table-cell office:value-type="string" table:style-name="ce72">
            <text:p><text:s/>- Satisfaction du client</text:p>
          </table:table-cell>
          <table:table-cell table:style-name="ce73">
            <office:annotation draw:style-name="a44" svg:x="4.41666666666667in" svg:y="5.88333333333333in" svg:width="3.6in" svg:height="1.00833333333333in">
              <dc:creator/>
              <text:p><text:span text:style-name="T2">0 : aucune relation</text:span><text:span text:style-name="T2"/></text:p>
              <text:p><text:span text:style-name="T2">2 : rare relation</text:span><text:span text:style-name="T2"/></text:p>
              <text:p><text:span text:style-name="T2">4 : des difficultés de communication</text:span><text:span text:style-name="T2"/></text:p>
              <text:p><text:span text:style-name="T2">6 : bonne relation et pourra utiliser le logiciel</text:span><text:span text:style-name="T2"/></text:p>
              <text:p><text:span text:style-name="T2">8 : bon réaction et prise en compte des remarques</text:span><text:span text:style-name="T2"/></text:p>
              <text:p><text:span text:style-name="T2">10 : Excellente</text:span></text:p>
            </office:annotation>
          </table:table-cell>
          <table:table-cell table:number-columns-spanned="5" table:number-rows-spanned="1" table:style-name="ce45"/>
          <table:covered-table-cell table:number-columns-repeated="4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table:number-columns-repeated="16384" table:style-name="ce68"/>
        </table:table-row>
        <table:table-row table:style-name="ro2">
          <table:table-cell office:value-type="string" table:style-name="ce40">
            <text:p>Étudiants <text:s/>(à renseigner dans l’onglet S4)</text:p>
          </table:table-cell>
          <table:table-cell table:style-name="ce41"/>
          <table:table-cell office:value-type="float" office:value="0" table:formula="of:=['S4'.C25]" table:content-validation-name="val6" table:style-name="ce76">
            <text:p>0</text:p>
          </table:table-cell>
          <table:table-cell office:value-type="float" office:value="0" table:formula="of:=['S4'.D25]" table:content-validation-name="val6" table:style-name="ce76">
            <text:p>0</text:p>
          </table:table-cell>
          <table:table-cell office:value-type="float" office:value="0" table:formula="of:=['S4'.E25]" table:content-validation-name="val6" table:style-name="ce76">
            <text:p>0</text:p>
          </table:table-cell>
          <table:table-cell office:value-type="float" office:value="0" table:formula="of:=['S4'.F25]" table:content-validation-name="val6" table:style-name="ce76">
            <text:p>0</text:p>
          </table:table-cell>
          <table:table-cell office:value-type="float" office:value="0" table:formula="of:=['S4'.G25]" table:content-validation-name="val6" table:style-name="ce76">
            <text:p>0</text:p>
          </table:table-cell>
          <table:table-cell table:number-columns-repeated="16377" table:style-name="ce68"/>
        </table:table-row>
        <table:table-row table:style-name="ro2">
          <table:table-cell office:value-type="string" office:string-value="  Points" table:formula="of:=['S4'.$A$26]" table:style-name="ce40">
            <text:p><text:s text:c="2"/>Points</text:p>
          </table:table-cell>
          <table:table-cell office:value-type="float" office:value="0.5" table:formula="of:=['S4'.$B$26]" table:style-name="ce41">
            <text:p>0,5</text:p>
          </table:table-cell>
          <table:table-cell office:value-type="float" office:value="0" table:formula="of:=['S4'.$C$26]" table:style-name="ce42">
            <text:p>0,00</text:p>
          </table:table-cell>
          <table:table-cell office:value-type="float" office:value="0" table:formula="of:=['S4'.$C$26]" table:style-name="ce42">
            <text:p>0,00</text:p>
          </table:table-cell>
          <table:table-cell office:value-type="float" office:value="0" table:formula="of:=['S4'.$C$26]" table:style-name="ce42">
            <text:p>0,00</text:p>
          </table:table-cell>
          <table:table-cell office:value-type="float" office:value="0" table:formula="of:=['S4'.$C$26]" table:style-name="ce42">
            <text:p>0,00</text:p>
          </table:table-cell>
          <table:table-cell office:value-type="float" office:value="0" table:formula="of:=['S4'.$C$26]" table:style-name="ce42">
            <text:p>0,00</text:p>
          </table:table-cell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office:value-type="string" office:string-value="Intégrer une équipe informatique" table:formula="of:=['S4'.$A$27]" table:style-name="ce50">
            <text:p>Intégrer une équipe informatique</text:p>
          </table:table-cell>
          <table:table-cell office:value-type="float" office:value="0.25" table:formula="of:=['S4'.$B$27]" table:style-name="ce51">
            <text:p>0,25</text:p>
          </table:table-cell>
          <table:table-cell table:number-columns-repeated="5" table:style-name="ce48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office:value-type="string" office:string-value="Mobiliser les compétences interpersonnelles" table:formula="of:=['S4'.$A$28]" table:style-name="ce50">
            <text:p>Mobiliser les compétences interpersonnelles</text:p>
          </table:table-cell>
          <table:table-cell office:value-type="float" office:value="0.25" table:formula="of:=['S4'.$B$28]" table:style-name="ce51">
            <text:p>0,25</text:p>
          </table:table-cell>
          <table:table-cell table:number-columns-repeated="5" table:style-name="ce48"/>
          <table:table-cell table:number-columns-repeated="1012" table:style-name="ce67"/>
          <table:table-cell table:number-columns-repeated="5" table:style-name="ce68"/>
          <table:table-cell table:number-columns-repeated="15360" table:style-name="ce32"/>
        </table:table-row>
        <table:table-row table:style-name="ro2">
          <table:table-cell office:value-type="string" office:string-value="Rendre compte de son activité professionnelle" table:formula="of:=['S4'.$A$29]" table:style-name="ce50">
            <text:p>Rendre compte de son activité professionnelle</text:p>
          </table:table-cell>
          <table:table-cell office:value-type="float" office:value="1.5" table:formula="of:=['S4'.$B$29]" table:style-name="ce51">
            <text:p>1,5</text:p>
          </table:table-cell>
          <table:table-cell office:value-type="string" table:style-name="ce67">
            <text:p>présentation oral</text:p>
          </table:table-cell>
          <table:table-cell table:number-columns-repeated="1016" table:style-name="ce67"/>
          <table:table-cell table:number-columns-repeated="5" table:style-name="ce68"/>
          <table:table-cell table:number-columns-repeated="15360" table:style-name="ce32"/>
        </table:table-row>
        <table:table-row table:number-rows-repeated="1048546" table:style-name="ro2">
          <table:table-cell table:number-columns-repeated="16384"/>
        </table:table-row>
      </table:table>
      <table:table table:name="data" table:style-name="ta1">
        <table:table-column table:style-name="co25" table:default-cell-style-name="ce32"/>
        <table:table-column table:style-name="co9" table:default-cell-style-name="ce32"/>
        <table:table-column table:style-name="co26" table:default-cell-style-name="ce32"/>
        <table:table-column table:style-name="co10" table:number-columns-repeated="16381" table:default-cell-style-name="ce32"/>
        <table:table-row table:style-name="ro2">
          <table:table-cell office:value-type="string" table:style-name="ce1">
            <text:p>Projets</text:p>
          </table:table-cell>
          <table:table-cell office:value-type="string" table:style-name="ce1">
            <text:p>Enseignants</text:p>
          </table:table-cell>
          <table:table-cell office:value-type="string" table:style-name="ce1">
            <text:p>Étudiant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labox_Identification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Beatrix Jérémy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labox_Enregistreur</text:p>
          </table:table-cell>
          <table:table-cell office:value-type="string" table:style-name="ce1">
            <text:p>FME</text:p>
          </table:table-cell>
          <table:table-cell office:value-type="string" table:style-name="ce1">
            <text:p>Bendraou Ayoub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labox_Partag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Bertrand Sophi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labox_Tableau_de_bord</text:p>
          </table:table-cell>
          <table:table-cell office:value-type="string" table:style-name="ce1">
            <text:p>MLL</text:p>
          </table:table-cell>
          <table:table-cell office:value-type="string" table:style-name="ce1">
            <text:p>Besily Michaë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labox_LaDigitale</text:p>
          </table:table-cell>
          <table:table-cell office:value-type="string" table:style-name="ce1">
            <text:p>MTP</text:p>
          </table:table-cell>
          <table:table-cell office:value-type="string" table:style-name="ce1">
            <text:p>Bossard Luca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labox_Sport</text:p>
          </table:table-cell>
          <table:table-cell office:value-type="string" table:style-name="ce1">
            <text:p>NLS</text:p>
          </table:table-cell>
          <table:table-cell office:value-type="string" table:style-name="ce1">
            <text:p>Bouniot Yan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labox_Integration</text:p>
          </table:table-cell>
          <table:table-cell table:style-name="ce1"/>
          <table:table-cell office:value-type="string" table:style-name="ce1">
            <text:p>Bourbigot Tristan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TEM_Capteur_Temp</text:p>
          </table:table-cell>
          <table:table-cell table:style-name="ce1"/>
          <table:table-cell office:value-type="string" table:style-name="ce1">
            <text:p>Cartier Mat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TEM_Capteur_LoRa</text:p>
          </table:table-cell>
          <table:table-cell table:style-name="ce1"/>
          <table:table-cell office:value-type="string" table:style-name="ce1">
            <text:p>Chargé Maxim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TEM_Reseau_Passerelles</text:p>
          </table:table-cell>
          <table:table-cell table:style-name="ce1"/>
          <table:table-cell office:value-type="string" table:style-name="ce1">
            <text:p>Combes Mariu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TEM_Reseau_API</text:p>
          </table:table-cell>
          <table:table-cell table:style-name="ce1"/>
          <table:table-cell office:value-type="string" table:style-name="ce1">
            <text:p>Costamagna Baptist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TEM_Données</text:p>
          </table:table-cell>
          <table:table-cell table:style-name="ce1"/>
          <table:table-cell office:value-type="string" table:style-name="ce1">
            <text:p>Danel Lor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SPC_Données</text:p>
          </table:table-cell>
          <table:table-cell table:style-name="ce1"/>
          <table:table-cell office:value-type="string" table:style-name="ce1">
            <text:p>Delannoy Gwenva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SPC_Prev_Meteo</text:p>
          </table:table-cell>
          <table:table-cell table:style-name="ce1"/>
          <table:table-cell office:value-type="string" table:style-name="ce1">
            <text:p>Discazeaux Matti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SPC_Gestion_Données</text:p>
          </table:table-cell>
          <table:table-cell table:style-name="ce1"/>
          <table:table-cell office:value-type="string" table:style-name="ce1">
            <text:p>Dumoulin Tobia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SPC_App_Web</text:p>
          </table:table-cell>
          <table:table-cell table:style-name="ce1"/>
          <table:table-cell office:value-type="string" table:style-name="ce1">
            <text:p>Fléjou Matéo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Foulon Sam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Gauthier Jules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Gorré Romai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Granier Gabriel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Guillôme Benjami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Hascoët Anthony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Hyeans Matthieu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Jamard Youen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Jamet Titoua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Jametti Nola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Jeanne Stéva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Joly--Jehenne Léo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Jomaa Naël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Kerbous Chadene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Lagrée Titoua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Largillet Thomas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Le Bodo Enzo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Le Bouëdec Benjami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Le Buan Mewen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Le Goff--Le Grevellec Hugo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Le Noë Hugo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Le Poupon Mattéo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Le Roux Erwa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adec Yanis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aillet Clément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alivet Erva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arghich Hamza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arsolier Efflam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asson Damie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ichon Peter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illet Jessica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onfort Clément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Montiege Hugo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Nouguès Nolan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Obin Jonatha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Offredi Eve-Anne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Ozanne Coli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Peron Yann-Maël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Perrel--Le Jallé Hugo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Philippe Maël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Pogu Anthony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Poulain Théo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Poulain Thomas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Quéré Romai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Ragueneau William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Tabor Samuel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Torri Lucas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Toulemont Arwen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Uzun Baki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Wadoux Félix</text:p>
          </table:table-cell>
          <table:table-cell table:number-columns-repeated="16381"/>
        </table:table-row>
        <table:table-row table:number-rows-repeated="1048509" table:style-name="ro2">
          <table:table-cell table:number-columns-repeated="16384"/>
        </table:table-row>
      </table:table>
      <table:database-ranges>
        <table:database-range table:target-range-address="data.C2:data.C69" table:name="__Anonymous_Sheet_DB__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C0C0C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590157480314961in" fo:margin-right="0.590157480314961in" style:print-orientation="landscape" style:print-page-order="ltr" style:first-page-number="1" style:scale-to="60%" style:table-centering="both" style:print="objects charts drawings">
        <style:background-image xlink:href="media/image1.png" xlink:type="simple" xlink:actuate="onLoad"/>
      </style:page-layout-properties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EDM115</dc:creator>
    <meta:creation-date>2022-08-31T14:20:13Z</meta:creation-date>
    <dc:date>2023-10-07T01:57:42Z</dc:date>
    <meta:editing-cycles>211</meta:editing-cycles>
    <meta:editing-duration>PT114469S</meta:editing-duration>
    <meta:user-defined meta:name="origin">https%3A%2F%2Fdept-iut-info-vannes-office.kaz.bzh%2Fcool%2Fclipboard%3FWOPISrc%3Dhttps%253A%252F%252Fdept-iut-info-vannes-cloud.kaz.bzh%252Findex.php%252Fapps%252Frichdocuments%252Fwopi%252Ffiles%252F14930_ocoyvzvl2t47%26ServerId%3D26646b8b%26ViewId%3D0%26Tag%3Dd06172c3312effac</meta:user-defined>
  </office:meta>
</office:document-meta>
</file>